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16.048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169cm"/>
    </style:style>
    <style:style style:name="co9" style:family="table-column">
      <style:table-column-properties fo:break-before="auto" style:column-width="1.36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.261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1.088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2.424cm"/>
    </style:style>
    <style:style style:name="co18" style:family="table-column">
      <style:table-column-properties fo:break-before="auto" style:column-width="2.214cm"/>
    </style:style>
    <style:style style:name="co19" style:family="table-column">
      <style:table-column-properties fo:break-before="auto" style:column-width="1.824cm"/>
    </style:style>
    <style:style style:name="co20" style:family="table-column">
      <style:table-column-properties fo:break-before="auto" style:column-width="2.568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a6099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2a6099" fo:font-style="italic" style:font-style-asian="italic" style:font-style-complex="italic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legac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02" table:default-cell-style-name="Default"/>
        <table:table-row table:style-name="ro1">
          <table:table-cell table:style-name="ce1" office:value-type="string" calcext:value-type="string">
            <text:p>gen</text:p>
          </table:table-cell>
          <table:table-cell table:style-name="ce1" office:value-type="string" calcext:value-type="string">
            <text:p>mavg</text:p>
          </table:table-cell>
          <table:table-cell office:value-type="string" calcext:value-type="string">
            <text:p>max</text:p>
          </table:table-cell>
          <table:table-cell table:style-name="ce1" office:value-type="string" calcext:value-type="string">
            <text:p>directory</text:p>
          </table:table-cell>
          <table:table-cell table:style-name="ce1" office:value-type="string" calcext:value-type="string">
            <text:p>plot</text:p>
          </table:table-cell>
          <table:table-cell table:style-name="ce2" office:value-type="string" calcext:value-type="string">
            <text:p>Plot-link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neural_network_type</text:p>
          </table:table-cell>
          <table:table-cell table:style-name="ce1" office:value-type="string" calcext:value-type="string">
            <text:p>random_seed_for_environment</text:p>
          </table:table-cell>
          <table:table-cell table:style-name="ce1" office:value-type="string" calcext:value-type="string">
            <text:p>population_size</text:p>
          </table:table-cell>
          <table:table-cell table:style-name="ce1" office:value-type="string" calcext:value-type="string">
            <text:p>number_generations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number_fitness_runs</text:p>
          </table:table-cell>
          <table:table-cell table:style-name="ce1" office:value-type="string" calcext:value-type="string">
            <text:p>use_biases</text:p>
          </table:table-cell>
          <table:table-cell table:style-name="ce1" office:value-type="string" calcext:value-type="string">
            <text:p>number_neurons_layer1</text:p>
          </table:table-cell>
          <table:table-cell table:style-name="ce1" office:value-type="string" calcext:value-type="string">
            <text:p>number_neurons_layer2</text:p>
          </table:table-cell>
          <table:table-cell table:style-name="ce1" office:value-type="string" calcext:value-type="string">
            <text:p>number_neurons</text:p>
          </table:table-cell>
          <table:table-cell table:style-name="ce1" office:value-type="string" calcext:value-type="string">
            <text:p>delta_t</text:p>
          </table:table-cell>
          <table:table-cell table:style-name="ce1" office:value-type="string" calcext:value-type="string">
            <text:p>optimize_state_boundaries</text:p>
          </table:table-cell>
          <table:table-cell table:style-name="ce1" office:value-type="string" calcext:value-type="string">
            <text:p>optimize_y0</text:p>
          </table:table-cell>
          <table:table-cell table:style-name="ce1" office:value-type="string" calcext:value-type="string">
            <text:p>set_principle_diagonal_elements_of_W_negative</text:p>
          </table:table-cell>
          <table:table-cell table:style-name="ce1" office:value-type="string" calcext:value-type="string">
            <text:p>clipping_range</text:p>
          </table:table-cell>
          <table:table-cell table:style-name="ce1"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-10.4636012986084" calcext:value-type="float">
            <text:p>-10,4636012986084</text:p>
          </table:table-cell>
          <table:table-cell office:value-type="float" office:value="47.8495560662863" calcext:value-type="float">
            <text:p>47,8495560662863</text:p>
          </table:table-cell>
          <table:table-cell office:value-type="string" calcext:value-type="string">
            <text:p>2020-05-14_19-04-11</text:p>
          </table:table-cell>
          <table:table-cell office:value-type="string" calcext:value-type="string">
            <text:p>/home/chef/dev/projekte/NeuroEvolution-CTRNNs/Simulation_Results/2020-05-14_19-04-11/plot.png</text:p>
          </table:table-cell>
          <table:table-cell table:formula="of:=HYPERLINK([.E2])" office:value-type="string" office:string-value="/home/chef/dev/projekte/NeuroEvolution-CTRNNs/Simulation_Results/2020-05-14_19-04-11/plot.png" calcext:value-type="string">
            <text:p>/home/chef/dev/projekte/NeuroEvolution-CTRNNs/Simulation_Results/2020-05-14_19-04-11/plot.png</text:p>
          </table:table-cell>
          <table:table-cell office:value-type="string" calcext:value-type="string">
            <text:p>Ant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number-columns-repeated="2" table:style-name="ce4" office:value-type="boolean" office:boolean-value="false" calcext:value-type="boolean">
            <text:p>FALSCH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52.0453224401147" calcext:value-type="float">
            <text:p>52,0453224401147</text:p>
          </table:table-cell>
          <table:table-cell office:value-type="float" office:value="167.879701096482" calcext:value-type="float">
            <text:p>167,879701096482</text:p>
          </table:table-cell>
          <table:table-cell office:value-type="string" calcext:value-type="string">
            <text:p>2020-05-14_18-12-42</text:p>
          </table:table-cell>
          <table:table-cell office:value-type="string" calcext:value-type="string">
            <text:p>/home/chef/dev/projekte/NeuroEvolution-CTRNNs/Simulation_Results/2020-05-14_18-12-42/plot.png</text:p>
          </table:table-cell>
          <table:table-cell table:formula="of:=HYPERLINK([.E3])" office:value-type="string" office:string-value="/home/chef/dev/projekte/NeuroEvolution-CTRNNs/Simulation_Results/2020-05-14_18-12-42/plot.png" calcext:value-type="string">
            <text:p>/home/chef/dev/projekte/NeuroEvolution-CTRNNs/Simulation_Results/2020-05-14_18-12-42/plot.png</text:p>
          </table:table-cell>
          <table:table-cell office:value-type="string" calcext:value-type="string">
            <text:p>Ant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580.28724812842" calcext:value-type="float">
            <text:p>1580,28724812842</text:p>
          </table:table-cell>
          <table:table-cell office:value-type="float" office:value="2382.48345540719" calcext:value-type="float">
            <text:p>2382,48345540719</text:p>
          </table:table-cell>
          <table:table-cell office:value-type="string" calcext:value-type="string">
            <text:p>2020-05-14_13-34-51</text:p>
          </table:table-cell>
          <table:table-cell office:value-type="string" calcext:value-type="string">
            <text:p>/home/chef/dev/projekte/NeuroEvolution-CTRNNs/Simulation_Results/2020-05-14_13-34-51/plot.png</text:p>
          </table:table-cell>
          <table:table-cell table:formula="of:=HYPERLINK([.E4])" office:value-type="string" office:string-value="/home/chef/dev/projekte/NeuroEvolution-CTRNNs/Simulation_Results/2020-05-14_13-34-51/plot.png" calcext:value-type="string">
            <text:p>/home/chef/dev/projekte/NeuroEvolution-CTRNNs/Simulation_Results/2020-05-14_13-34-51/plot.png</text:p>
          </table:table-cell>
          <table:table-cell office:value-type="string" calcext:value-type="string">
            <text:p>Ant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true" calcext:value-type="boolean">
            <text:p>WAHR</text:p>
          </table:table-cell>
          <table:table-cell table:number-columns-repeated="2" table:style-name="ce4" office:value-type="boolean" office:boolean-value="false" calcext:value-type="boolean">
            <text:p>FALSCH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716.707042591006" calcext:value-type="float">
            <text:p>716,707042591006</text:p>
          </table:table-cell>
          <table:table-cell office:value-type="float" office:value="933.483992798746" calcext:value-type="float">
            <text:p>933,483992798746</text:p>
          </table:table-cell>
          <table:table-cell office:value-type="string" calcext:value-type="string">
            <text:p>2020-05-12_00-33-29</text:p>
          </table:table-cell>
          <table:table-cell office:value-type="string" calcext:value-type="string">
            <text:p>/home/chef/dev/projekte/NeuroEvolution-CTRNNs/Simulation_Results/2020-05-12_00-33-29/plot.png</text:p>
          </table:table-cell>
          <table:table-cell table:formula="of:=HYPERLINK([.E5])" office:value-type="string" office:string-value="/home/chef/dev/projekte/NeuroEvolution-CTRNNs/Simulation_Results/2020-05-12_00-33-29/plot.png" calcext:value-type="string">
            <text:p>/home/chef/dev/projekte/NeuroEvolution-CTRNNs/Simulation_Results/2020-05-12_00-33-29/plot.png</text:p>
          </table:table-cell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797.236217909626" calcext:value-type="float">
            <text:p>797,236217909626</text:p>
          </table:table-cell>
          <table:table-cell office:value-type="float" office:value="947.829656929442" calcext:value-type="float">
            <text:p>947,829656929442</text:p>
          </table:table-cell>
          <table:table-cell office:value-type="string" calcext:value-type="string">
            <text:p>2020-05-10_21-04-45</text:p>
          </table:table-cell>
          <table:table-cell office:value-type="string" calcext:value-type="string">
            <text:p>/home/chef/dev/projekte/NeuroEvolution-CTRNNs/Simulation_Results/2020-05-10_21-04-45/plot.png</text:p>
          </table:table-cell>
          <table:table-cell table:formula="of:=HYPERLINK([.E6])" office:value-type="string" office:string-value="/home/chef/dev/projekte/NeuroEvolution-CTRNNs/Simulation_Results/2020-05-10_21-04-45/plot.png" calcext:value-type="string">
            <text:p>/home/chef/dev/projekte/NeuroEvolution-CTRNNs/Simulation_Results/2020-05-10_21-04-45/plot.png</text:p>
          </table:table-cell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4" office:value-type="boolean" office:boolean-value="true" calcext:value-type="boolean">
            <text:p>WAHR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770.12481166872" calcext:value-type="float">
            <text:p>770,12481166872</text:p>
          </table:table-cell>
          <table:table-cell office:value-type="float" office:value="950.949337862734" calcext:value-type="float">
            <text:p>950,949337862734</text:p>
          </table:table-cell>
          <table:table-cell office:value-type="string" calcext:value-type="string">
            <text:p>2020-05-12_10-26-33</text:p>
          </table:table-cell>
          <table:table-cell office:value-type="string" calcext:value-type="string">
            <text:p>/home/chef/dev/projekte/NeuroEvolution-CTRNNs/Simulation_Results/2020-05-12_10-26-33/plot.png</text:p>
          </table:table-cell>
          <table:table-cell table:formula="of:=HYPERLINK([.E7])" office:value-type="string" office:string-value="/home/chef/dev/projekte/NeuroEvolution-CTRNNs/Simulation_Results/2020-05-12_10-26-33/plot.png" calcext:value-type="string">
            <text:p>/home/chef/dev/projekte/NeuroEvolution-CTRNNs/Simulation_Results/2020-05-12_10-26-33/plot.png</text:p>
          </table:table-cell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4" office:value-type="boolean" office:boolean-value="true" calcext:value-type="boolean">
            <text:p>WAHR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802.326985159506" calcext:value-type="float">
            <text:p>802,326985159506</text:p>
          </table:table-cell>
          <table:table-cell office:value-type="float" office:value="994.6137140095" calcext:value-type="float">
            <text:p>994,6137140095</text:p>
          </table:table-cell>
          <table:table-cell office:value-type="string" calcext:value-type="string">
            <text:p>2020-05-08_03-57-21</text:p>
          </table:table-cell>
          <table:table-cell office:value-type="string" calcext:value-type="string">
            <text:p>/home/chef/dev/projekte/NeuroEvolution-CTRNNs/Simulation_Results/2020-05-08_03-57-21/plot.png</text:p>
          </table:table-cell>
          <table:table-cell table:formula="of:=HYPERLINK([.E8])" office:value-type="string" office:string-value="/home/chef/dev/projekte/NeuroEvolution-CTRNNs/Simulation_Results/2020-05-08_03-57-21/plot.png" calcext:value-type="string">
            <text:p>/home/chef/dev/projekte/NeuroEvolution-CTRNNs/Simulation_Results/2020-05-08_03-57-21/plot.png</text:p>
          </table:table-cell>
          <table:table-cell office:value-type="string" calcext:value-type="string">
            <text:p>HalfCheetah-v2</text:p>
          </table:table-cell>
          <table:table-cell office:value-type="string" calcext:value-type="string">
            <text:p>LNN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850.112510902096" calcext:value-type="float">
            <text:p>850,112510902096</text:p>
          </table:table-cell>
          <table:table-cell office:value-type="float" office:value="1064.63628503247" calcext:value-type="float">
            <text:p>1064,63628503247</text:p>
          </table:table-cell>
          <table:table-cell office:value-type="string" calcext:value-type="string">
            <text:p>2020-05-09_12-31-05</text:p>
          </table:table-cell>
          <table:table-cell office:value-type="string" calcext:value-type="string">
            <text:p>/home/chef/dev/projekte/NeuroEvolution-CTRNNs/Simulation_Results/2020-05-09_12-31-05/plot.png</text:p>
          </table:table-cell>
          <table:table-cell table:formula="of:=HYPERLINK([.E9])" office:value-type="string" office:string-value="/home/chef/dev/projekte/NeuroEvolution-CTRNNs/Simulation_Results/2020-05-09_12-31-05/plot.png" calcext:value-type="string">
            <text:p>/home/chef/dev/projekte/NeuroEvolution-CTRNNs/Simulation_Results/2020-05-09_12-31-05/plot.png</text:p>
          </table:table-cell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942.962479664863" calcext:value-type="float">
            <text:p>942,962479664863</text:p>
          </table:table-cell>
          <table:table-cell office:value-type="float" office:value="1223.76198680794" calcext:value-type="float">
            <text:p>1223,76198680794</text:p>
          </table:table-cell>
          <table:table-cell office:value-type="string" calcext:value-type="string">
            <text:p>2020-05-08_09-58-09</text:p>
          </table:table-cell>
          <table:table-cell office:value-type="string" calcext:value-type="string">
            <text:p>/home/chef/dev/projekte/NeuroEvolution-CTRNNs/Simulation_Results/2020-05-08_09-58-09/plot.png</text:p>
          </table:table-cell>
          <table:table-cell table:formula="of:=HYPERLINK([.E10])" office:value-type="string" office:string-value="/home/chef/dev/projekte/NeuroEvolution-CTRNNs/Simulation_Results/2020-05-08_09-58-09/plot.png" calcext:value-type="string">
            <text:p>/home/chef/dev/projekte/NeuroEvolution-CTRNNs/Simulation_Results/2020-05-08_09-58-09/plot.png</text:p>
          </table:table-cell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4" office:value-type="boolean" office:boolean-value="true" calcext:value-type="boolean">
            <text:p>WAHR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116.99077637701" calcext:value-type="float">
            <text:p>1116,99077637701</text:p>
          </table:table-cell>
          <table:table-cell office:value-type="float" office:value="1258.66494263433" calcext:value-type="float">
            <text:p>1258,66494263433</text:p>
          </table:table-cell>
          <table:table-cell office:value-type="string" calcext:value-type="string">
            <text:p>2020-05-09_20-08-51</text:p>
          </table:table-cell>
          <table:table-cell office:value-type="string" calcext:value-type="string">
            <text:p>/home/chef/dev/projekte/NeuroEvolution-CTRNNs/Simulation_Results/2020-05-09_20-08-51/plot.png</text:p>
          </table:table-cell>
          <table:table-cell table:formula="of:=HYPERLINK([.E11])" office:value-type="string" office:string-value="/home/chef/dev/projekte/NeuroEvolution-CTRNNs/Simulation_Results/2020-05-09_20-08-51/plot.png" calcext:value-type="string">
            <text:p>/home/chef/dev/projekte/NeuroEvolution-CTRNNs/Simulation_Results/2020-05-09_20-08-51/plot.png</text:p>
          </table:table-cell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561.27669758474" calcext:value-type="float">
            <text:p>1561,27669758474</text:p>
          </table:table-cell>
          <table:table-cell office:value-type="float" office:value="1599.11697488614" calcext:value-type="float">
            <text:p>1599,11697488614</text:p>
          </table:table-cell>
          <table:table-cell office:value-type="string" calcext:value-type="string">
            <text:p>2020-05-11_15-56-24</text:p>
          </table:table-cell>
          <table:table-cell office:value-type="string" calcext:value-type="string">
            <text:p>/home/chef/dev/projekte/NeuroEvolution-CTRNNs/Simulation_Results/2020-05-11_15-56-24/plot.png</text:p>
          </table:table-cell>
          <table:table-cell table:formula="of:=HYPERLINK([.E12])" office:value-type="string" office:string-value="/home/chef/dev/projekte/NeuroEvolution-CTRNNs/Simulation_Results/2020-05-11_15-56-24/plot.png" calcext:value-type="string">
            <text:p>/home/chef/dev/projekte/NeuroEvolution-CTRNNs/Simulation_Results/2020-05-11_15-56-24/plot.png</text:p>
          </table:table-cell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4" office:value-type="boolean" office:boolean-value="true" calcext:value-type="boolean">
            <text:p>WAHR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533.90045570198" calcext:value-type="float">
            <text:p>1533,90045570198</text:p>
          </table:table-cell>
          <table:table-cell office:value-type="float" office:value="1677.52940852342" calcext:value-type="float">
            <text:p>1677,52940852342</text:p>
          </table:table-cell>
          <table:table-cell office:value-type="string" calcext:value-type="string">
            <text:p>2020-05-10_11-11-08</text:p>
          </table:table-cell>
          <table:table-cell office:value-type="string" calcext:value-type="string">
            <text:p>/home/chef/dev/projekte/NeuroEvolution-CTRNNs/Simulation_Results/2020-05-10_11-11-08/plot.png</text:p>
          </table:table-cell>
          <table:table-cell table:formula="of:=HYPERLINK([.E13])" office:value-type="string" office:string-value="/home/chef/dev/projekte/NeuroEvolution-CTRNNs/Simulation_Results/2020-05-10_11-11-08/plot.png" calcext:value-type="string">
            <text:p>/home/chef/dev/projekte/NeuroEvolution-CTRNNs/Simulation_Results/2020-05-10_11-11-08/plot.png</text:p>
          </table:table-cell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true" calcext:value-type="boolean">
            <text:p>WAHR</text:p>
          </table:table-cell>
          <table:table-cell table:number-columns-repeated="2" table:style-name="ce4" office:value-type="boolean" office:boolean-value="false" calcext:value-type="boolean">
            <text:p>FALSCH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597.4598578636" calcext:value-type="float">
            <text:p>1597,4598578636</text:p>
          </table:table-cell>
          <table:table-cell office:value-type="float" office:value="1694.20679160574" calcext:value-type="float">
            <text:p>1694,20679160574</text:p>
          </table:table-cell>
          <table:table-cell office:value-type="string" calcext:value-type="string">
            <text:p>2020-05-11_06-31-10</text:p>
          </table:table-cell>
          <table:table-cell office:value-type="string" calcext:value-type="string">
            <text:p>/home/chef/dev/projekte/NeuroEvolution-CTRNNs/Simulation_Results/2020-05-11_06-31-10/plot.png</text:p>
          </table:table-cell>
          <table:table-cell table:formula="of:=HYPERLINK([.E14])" office:value-type="string" office:string-value="/home/chef/dev/projekte/NeuroEvolution-CTRNNs/Simulation_Results/2020-05-11_06-31-10/plot.png" calcext:value-type="string">
            <text:p>/home/chef/dev/projekte/NeuroEvolution-CTRNNs/Simulation_Results/2020-05-11_06-31-10/plot.png</text:p>
          </table:table-cell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4" office:value-type="boolean" office:boolean-value="true" calcext:value-type="boolean">
            <text:p>WAHR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556.24313787679" calcext:value-type="float">
            <text:p>1556,24313787679</text:p>
          </table:table-cell>
          <table:table-cell office:value-type="float" office:value="1695.78158150712" calcext:value-type="float">
            <text:p>1695,78158150712</text:p>
          </table:table-cell>
          <table:table-cell office:value-type="string" calcext:value-type="string">
            <text:p>2020-05-08_23-54-57</text:p>
          </table:table-cell>
          <table:table-cell office:value-type="string" calcext:value-type="string">
            <text:p>/home/chef/dev/projekte/NeuroEvolution-CTRNNs/Simulation_Results/2020-05-08_23-54-57/plot.png</text:p>
          </table:table-cell>
          <table:table-cell table:formula="of:=HYPERLINK([.E15])" office:value-type="string" office:string-value="/home/chef/dev/projekte/NeuroEvolution-CTRNNs/Simulation_Results/2020-05-08_23-54-57/plot.png" calcext:value-type="string">
            <text:p>/home/chef/dev/projekte/NeuroEvolution-CTRNNs/Simulation_Results/2020-05-08_23-54-57/plot.png</text:p>
          </table:table-cell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table:style-name="ce4" office:value-type="boolean" office:boolean-value="false" calcext:value-type="boolean">
            <text:p>FALSCH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577.28660259151" calcext:value-type="float">
            <text:p>1577,28660259151</text:p>
          </table:table-cell>
          <table:table-cell office:value-type="float" office:value="1812.77696404299" calcext:value-type="float">
            <text:p>1812,77696404299</text:p>
          </table:table-cell>
          <table:table-cell office:value-type="string" calcext:value-type="string">
            <text:p>2020-05-13_13-04-05</text:p>
          </table:table-cell>
          <table:table-cell office:value-type="string" calcext:value-type="string">
            <text:p>/home/chef/dev/projekte/NeuroEvolution-CTRNNs/Simulation_Results/2020-05-13_13-04-05/plot.png</text:p>
          </table:table-cell>
          <table:table-cell table:formula="of:=HYPERLINK([.E16])" office:value-type="string" office:string-value="/home/chef/dev/projekte/NeuroEvolution-CTRNNs/Simulation_Results/2020-05-13_13-04-05/plot.png" calcext:value-type="string">
            <text:p>/home/chef/dev/projekte/NeuroEvolution-CTRNNs/Simulation_Results/2020-05-13_13-04-05/plot.png</text:p>
          </table:table-cell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number-columns-repeated="2" table:style-name="ce4" office:value-type="boolean" office:boolean-value="false" calcext:value-type="boolean">
            <text:p>FALSCH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371.47706352447" calcext:value-type="float">
            <text:p>2371,47706352447</text:p>
          </table:table-cell>
          <table:table-cell office:value-type="float" office:value="2494.1730127832" calcext:value-type="float">
            <text:p>2494,1730127832</text:p>
          </table:table-cell>
          <table:table-cell office:value-type="string" calcext:value-type="string">
            <text:p>2020-05-12_02-27-15</text:p>
          </table:table-cell>
          <table:table-cell office:value-type="string" calcext:value-type="string">
            <text:p>/home/chef/dev/projekte/NeuroEvolution-CTRNNs/Simulation_Results/2020-05-12_02-27-15/plot.png</text:p>
          </table:table-cell>
          <table:table-cell table:formula="of:=HYPERLINK([.E17])" office:value-type="string" office:string-value="/home/chef/dev/projekte/NeuroEvolution-CTRNNs/Simulation_Results/2020-05-12_02-27-15/plot.png" calcext:value-type="string">
            <text:p>/home/chef/dev/projekte/NeuroEvolution-CTRNNs/Simulation_Results/2020-05-12_02-27-15/plot.png</text:p>
          </table:table-cell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true" calcext:value-type="boolean">
            <text:p>WAHR</text:p>
          </table:table-cell>
          <table:table-cell table:number-columns-repeated="2" table:style-name="ce4" office:value-type="boolean" office:boolean-value="false" calcext:value-type="boolean">
            <text:p>FALSCH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385.26433773091" calcext:value-type="float">
            <text:p>1385,26433773091</text:p>
          </table:table-cell>
          <table:table-cell office:value-type="float" office:value="2602.96541029281" calcext:value-type="float">
            <text:p>2602,96541029281</text:p>
          </table:table-cell>
          <table:table-cell office:value-type="string" calcext:value-type="string">
            <text:p>2020-05-14_11-25-34</text:p>
          </table:table-cell>
          <table:table-cell office:value-type="string" calcext:value-type="string">
            <text:p>/home/chef/dev/projekte/NeuroEvolution-CTRNNs/Simulation_Results/2020-05-14_11-25-34/plot.png</text:p>
          </table:table-cell>
          <table:table-cell table:formula="of:=HYPERLINK([.E18])" office:value-type="string" office:string-value="/home/chef/dev/projekte/NeuroEvolution-CTRNNs/Simulation_Results/2020-05-14_11-25-34/plot.png" calcext:value-type="string">
            <text:p>/home/chef/dev/projekte/NeuroEvolution-CTRNNs/Simulation_Results/2020-05-14_11-25-34/plot.png</text:p>
          </table:table-cell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4" office:value-type="boolean" office:boolean-value="true" calcext:value-type="boolean">
            <text:p>WAHR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353.66382838646" calcext:value-type="float">
            <text:p>2353,66382838646</text:p>
          </table:table-cell>
          <table:table-cell office:value-type="float" office:value="2705.82645033295" calcext:value-type="float">
            <text:p>2705,82645033295</text:p>
          </table:table-cell>
          <table:table-cell office:value-type="string" calcext:value-type="string">
            <text:p>2020-05-12_01-29-16</text:p>
          </table:table-cell>
          <table:table-cell office:value-type="string" calcext:value-type="string">
            <text:p>/home/chef/dev/projekte/NeuroEvolution-CTRNNs/Simulation_Results/2020-05-12_01-29-16/plot.png</text:p>
          </table:table-cell>
          <table:table-cell table:formula="of:=HYPERLINK([.E19])" office:value-type="string" office:string-value="/home/chef/dev/projekte/NeuroEvolution-CTRNNs/Simulation_Results/2020-05-12_01-29-16/plot.png" calcext:value-type="string">
            <text:p>/home/chef/dev/projekte/NeuroEvolution-CTRNNs/Simulation_Results/2020-05-12_01-29-16/plot.png</text:p>
          </table:table-cell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true" calcext:value-type="boolean">
            <text:p>WAHR</text:p>
          </table:table-cell>
          <table:table-cell table:number-columns-repeated="2" table:style-name="ce4" office:value-type="boolean" office:boolean-value="false" calcext:value-type="boolean">
            <text:p>FALSCH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373.83250053813" calcext:value-type="float">
            <text:p>2373,83250053813</text:p>
          </table:table-cell>
          <table:table-cell office:value-type="float" office:value="3003.95154057222" calcext:value-type="float">
            <text:p>3003,95154057222</text:p>
          </table:table-cell>
          <table:table-cell office:value-type="string" calcext:value-type="string">
            <text:p>2020-05-12_03-26-56</text:p>
          </table:table-cell>
          <table:table-cell office:value-type="string" calcext:value-type="string">
            <text:p>/home/chef/dev/projekte/NeuroEvolution-CTRNNs/Simulation_Results/2020-05-12_03-26-56/plot.png</text:p>
          </table:table-cell>
          <table:table-cell table:formula="of:=HYPERLINK([.E20])" office:value-type="string" office:string-value="/home/chef/dev/projekte/NeuroEvolution-CTRNNs/Simulation_Results/2020-05-12_03-26-56/plot.png" calcext:value-type="string">
            <text:p>/home/chef/dev/projekte/NeuroEvolution-CTRNNs/Simulation_Results/2020-05-12_03-26-56/plot.png</text:p>
          </table:table-cell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4" office:value-type="boolean" office:boolean-value="true" calcext:value-type="boolean">
            <text:p>WAHR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292.08279323606" calcext:value-type="float">
            <text:p>2292,08279323606</text:p>
          </table:table-cell>
          <table:table-cell office:value-type="float" office:value="3076.12183178599" calcext:value-type="float">
            <text:p>3076,12183178599</text:p>
          </table:table-cell>
          <table:table-cell office:value-type="string" calcext:value-type="string">
            <text:p>2020-05-11_23-36-07</text:p>
          </table:table-cell>
          <table:table-cell office:value-type="string" calcext:value-type="string">
            <text:p>/home/chef/dev/projekte/NeuroEvolution-CTRNNs/Simulation_Results/2020-05-11_23-36-07/plot.png</text:p>
          </table:table-cell>
          <table:table-cell table:formula="of:=HYPERLINK([.E21])" office:value-type="string" office:string-value="/home/chef/dev/projekte/NeuroEvolution-CTRNNs/Simulation_Results/2020-05-11_23-36-07/plot.png" calcext:value-type="string">
            <text:p>/home/chef/dev/projekte/NeuroEvolution-CTRNNs/Simulation_Results/2020-05-11_23-36-07/plot.png</text:p>
          </table:table-cell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true" calcext:value-type="boolean">
            <text:p>WAHR</text:p>
          </table:table-cell>
          <table:table-cell table:number-columns-repeated="2" table:style-name="ce4" office:value-type="boolean" office:boolean-value="false" calcext:value-type="boolean">
            <text:p>FALSCH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3401.61593006605" calcext:value-type="float">
            <text:p>3401,61593006605</text:p>
          </table:table-cell>
          <table:table-cell office:value-type="float" office:value="3602.84951510721" calcext:value-type="float">
            <text:p>3602,84951510721</text:p>
          </table:table-cell>
          <table:table-cell office:value-type="string" calcext:value-type="string">
            <text:p>2020-05-08_11-49-34</text:p>
          </table:table-cell>
          <table:table-cell office:value-type="string" calcext:value-type="string">
            <text:p>/home/chef/dev/projekte/NeuroEvolution-CTRNNs/Simulation_Results/2020-05-08_11-49-34/plot.png</text:p>
          </table:table-cell>
          <table:table-cell table:formula="of:=HYPERLINK([.E22])" office:value-type="string" office:string-value="/home/chef/dev/projekte/NeuroEvolution-CTRNNs/Simulation_Results/2020-05-08_11-49-34/plot.png" calcext:value-type="string">
            <text:p>/home/chef/dev/projekte/NeuroEvolution-CTRNNs/Simulation_Results/2020-05-08_11-49-34/plot.png</text:p>
          </table:table-cell>
          <table:table-cell office:value-type="string" calcext:value-type="string">
            <text:p>HalfCheetah-v2</text:p>
          </table:table-cell>
          <table:table-cell office:value-type="string" calcext:value-type="string">
            <text:p>LNN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790.25113755472" calcext:value-type="float">
            <text:p>2790,25113755472</text:p>
          </table:table-cell>
          <table:table-cell office:value-type="float" office:value="3642.46075052363" calcext:value-type="float">
            <text:p>3642,46075052363</text:p>
          </table:table-cell>
          <table:table-cell office:value-type="string" calcext:value-type="string">
            <text:p>2020-05-12_04-07-49</text:p>
          </table:table-cell>
          <table:table-cell office:value-type="string" calcext:value-type="string">
            <text:p>/home/chef/dev/projekte/NeuroEvolution-CTRNNs/Simulation_Results/2020-05-12_04-07-49/plot.png</text:p>
          </table:table-cell>
          <table:table-cell table:formula="of:=HYPERLINK([.E23])" office:value-type="string" office:string-value="/home/chef/dev/projekte/NeuroEvolution-CTRNNs/Simulation_Results/2020-05-12_04-07-49/plot.png" calcext:value-type="string">
            <text:p>/home/chef/dev/projekte/NeuroEvolution-CTRNNs/Simulation_Results/2020-05-12_04-07-49/plot.png</text:p>
          </table:table-cell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number-columns-repeated="3"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3864.00836975137" calcext:value-type="float">
            <text:p>3864,00836975137</text:p>
          </table:table-cell>
          <table:table-cell office:value-type="float" office:value="4053.29335745253" calcext:value-type="float">
            <text:p>4053,29335745253</text:p>
          </table:table-cell>
          <table:table-cell office:value-type="string" calcext:value-type="string">
            <text:p>2020-05-08_16-17-24</text:p>
          </table:table-cell>
          <table:table-cell office:value-type="string" calcext:value-type="string">
            <text:p>/home/chef/dev/projekte/NeuroEvolution-CTRNNs/Simulation_Results/2020-05-08_16-17-24/plot.png</text:p>
          </table:table-cell>
          <table:table-cell table:formula="of:=HYPERLINK([.E24])" office:value-type="string" office:string-value="/home/chef/dev/projekte/NeuroEvolution-CTRNNs/Simulation_Results/2020-05-08_16-17-24/plot.png" calcext:value-type="string">
            <text:p>/home/chef/dev/projekte/NeuroEvolution-CTRNNs/Simulation_Results/2020-05-08_16-17-24/plot.png</text:p>
          </table:table-cell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table:style-name="ce4" office:value-type="boolean" office:boolean-value="false" calcext:value-type="boolean">
            <text:p>FALSCH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3841.37169464686" calcext:value-type="float">
            <text:p>3841,37169464686</text:p>
          </table:table-cell>
          <table:table-cell office:value-type="float" office:value="4056.51297016463" calcext:value-type="float">
            <text:p>4056,51297016463</text:p>
          </table:table-cell>
          <table:table-cell office:value-type="string" calcext:value-type="string">
            <text:p>2020-05-10_16-14-23</text:p>
          </table:table-cell>
          <table:table-cell office:value-type="string" calcext:value-type="string">
            <text:p>/home/chef/dev/projekte/NeuroEvolution-CTRNNs/Simulation_Results/2020-05-10_16-14-23/plot.png</text:p>
          </table:table-cell>
          <table:table-cell table:formula="of:=HYPERLINK([.E25])" office:value-type="string" office:string-value="/home/chef/dev/projekte/NeuroEvolution-CTRNNs/Simulation_Results/2020-05-10_16-14-23/plot.png" calcext:value-type="string">
            <text:p>/home/chef/dev/projekte/NeuroEvolution-CTRNNs/Simulation_Results/2020-05-10_16-14-23/plot.png</text:p>
          </table:table-cell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true" calcext:value-type="boolean">
            <text:p>WAHR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4" office:value-type="boolean" office:boolean-value="true" calcext:value-type="boolean">
            <text:p>WAHR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4019.25938671347" calcext:value-type="float">
            <text:p>4019,25938671347</text:p>
          </table:table-cell>
          <table:table-cell office:value-type="float" office:value="4288.01685530899" calcext:value-type="float">
            <text:p>4288,01685530899</text:p>
          </table:table-cell>
          <table:table-cell office:value-type="string" calcext:value-type="string">
            <text:p>2020-05-12_14-42-57</text:p>
          </table:table-cell>
          <table:table-cell office:value-type="string" calcext:value-type="string">
            <text:p>/home/chef/dev/projekte/NeuroEvolution-CTRNNs/Simulation_Results/2020-05-12_14-42-57/plot.png</text:p>
          </table:table-cell>
          <table:table-cell table:formula="of:=HYPERLINK([.E26])" office:value-type="string" office:string-value="/home/chef/dev/projekte/NeuroEvolution-CTRNNs/Simulation_Results/2020-05-12_14-42-57/plot.png" calcext:value-type="string">
            <text:p>/home/chef/dev/projekte/NeuroEvolution-CTRNNs/Simulation_Results/2020-05-12_14-42-57/plot.png</text:p>
          </table:table-cell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4" office:value-type="boolean" office:boolean-value="true" calcext:value-type="boolean">
            <text:p>WAHR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4376.75674350565" calcext:value-type="float">
            <text:p>4376,75674350565</text:p>
          </table:table-cell>
          <table:table-cell office:value-type="float" office:value="5099.53969472061" calcext:value-type="float">
            <text:p>5099,53969472061</text:p>
          </table:table-cell>
          <table:table-cell office:value-type="string" calcext:value-type="string">
            <text:p>2020-05-12_03-42-02</text:p>
          </table:table-cell>
          <table:table-cell office:value-type="string" calcext:value-type="string">
            <text:p>/home/chef/dev/projekte/NeuroEvolution-CTRNNs/Simulation_Results/2020-05-12_03-42-02/plot.png</text:p>
          </table:table-cell>
          <table:table-cell table:formula="of:=HYPERLINK([.E27])" office:value-type="string" office:string-value="/home/chef/dev/projekte/NeuroEvolution-CTRNNs/Simulation_Results/2020-05-12_03-42-02/plot.png" calcext:value-type="string">
            <text:p>/home/chef/dev/projekte/NeuroEvolution-CTRNNs/Simulation_Results/2020-05-12_03-42-02/plot.png</text:p>
          </table:table-cell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table:style-name="ce4" office:value-type="boolean" office:boolean-value="false" calcext:value-type="boolean">
            <text:p>FALSCH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4460.3713817815" calcext:value-type="float">
            <text:p>4460,3713817815</text:p>
          </table:table-cell>
          <table:table-cell office:value-type="float" office:value="5208.69563549002" calcext:value-type="float">
            <text:p>5208,69563549002</text:p>
          </table:table-cell>
          <table:table-cell office:value-type="string" calcext:value-type="string">
            <text:p>2020-05-10_19-18-03</text:p>
          </table:table-cell>
          <table:table-cell office:value-type="string" calcext:value-type="string">
            <text:p>/home/chef/dev/projekte/NeuroEvolution-CTRNNs/Simulation_Results/2020-05-10_19-18-03/plot.png</text:p>
          </table:table-cell>
          <table:table-cell table:formula="of:=HYPERLINK([.E28])" office:value-type="string" office:string-value="/home/chef/dev/projekte/NeuroEvolution-CTRNNs/Simulation_Results/2020-05-10_19-18-03/plot.png" calcext:value-type="string">
            <text:p>/home/chef/dev/projekte/NeuroEvolution-CTRNNs/Simulation_Results/2020-05-10_19-18-03/plot.png</text:p>
          </table:table-cell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4" office:value-type="boolean" office:boolean-value="true" calcext:value-type="boolean">
            <text:p>WAHR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4417.83347760439" calcext:value-type="float">
            <text:p>4417,83347760439</text:p>
          </table:table-cell>
          <table:table-cell office:value-type="float" office:value="5263.09620206786" calcext:value-type="float">
            <text:p>5263,09620206786</text:p>
          </table:table-cell>
          <table:table-cell office:value-type="string" calcext:value-type="string">
            <text:p>2020-05-13_15-12-46</text:p>
          </table:table-cell>
          <table:table-cell office:value-type="string" calcext:value-type="string">
            <text:p>/home/chef/dev/projekte/NeuroEvolution-CTRNNs/Simulation_Results/2020-05-13_15-12-46/plot.png</text:p>
          </table:table-cell>
          <table:table-cell table:formula="of:=HYPERLINK([.E29])" office:value-type="string" office:string-value="/home/chef/dev/projekte/NeuroEvolution-CTRNNs/Simulation_Results/2020-05-13_15-12-46/plot.png" calcext:value-type="string">
            <text:p>/home/chef/dev/projekte/NeuroEvolution-CTRNNs/Simulation_Results/2020-05-13_15-12-46/plot.png</text:p>
          </table:table-cell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table:number-columns-repeated="2" table:style-name="ce4" office:value-type="boolean" office:boolean-value="false" calcext:value-type="boolean">
            <text:p>FALSCH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80.020912366337" calcext:value-type="float">
            <text:p>280,020912366337</text:p>
          </table:table-cell>
          <table:table-cell office:value-type="float" office:value="1012.32158362849" calcext:value-type="float">
            <text:p>1012,32158362849</text:p>
          </table:table-cell>
          <table:table-cell office:value-type="string" calcext:value-type="string">
            <text:p>2020-05-15_22-31-26</text:p>
          </table:table-cell>
          <table:table-cell office:value-type="string" calcext:value-type="string">
            <text:p>/home/chef/dev/projekte/NeuroEvolution-CTRNNs/Simulation_Results/2020-05-15_22-31-26/plot.png</text:p>
          </table:table-cell>
          <table:table-cell table:formula="of:=HYPERLINK([.E30])" office:value-type="string" office:string-value="/home/chef/dev/projekte/NeuroEvolution-CTRNNs/Simulation_Results/2020-05-15_22-31-26/plot.png" calcext:value-type="string">
            <text:p>/home/chef/dev/projekte/NeuroEvolution-CTRNNs/Simulation_Results/2020-05-15_22-31-26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84.437930122466" calcext:value-type="float">
            <text:p>284,437930122466</text:p>
          </table:table-cell>
          <table:table-cell office:value-type="float" office:value="1025.83983238142" calcext:value-type="float">
            <text:p>1025,83983238142</text:p>
          </table:table-cell>
          <table:table-cell office:value-type="string" calcext:value-type="string">
            <text:p>2020-05-16_00-02-30</text:p>
          </table:table-cell>
          <table:table-cell office:value-type="string" calcext:value-type="string">
            <text:p>/home/chef/dev/projekte/NeuroEvolution-CTRNNs/Simulation_Results/2020-05-16_00-02-30/plot.png</text:p>
          </table:table-cell>
          <table:table-cell table:formula="of:=HYPERLINK([.E31])" office:value-type="string" office:string-value="/home/chef/dev/projekte/NeuroEvolution-CTRNNs/Simulation_Results/2020-05-16_00-02-30/plot.png" calcext:value-type="string">
            <text:p>/home/chef/dev/projekte/NeuroEvolution-CTRNNs/Simulation_Results/2020-05-16_00-02-30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034.43969651586" calcext:value-type="float">
            <text:p>1034,43969651586</text:p>
          </table:table-cell>
          <table:table-cell office:value-type="float" office:value="1054.34048311566" calcext:value-type="float">
            <text:p>1054,34048311566</text:p>
          </table:table-cell>
          <table:table-cell office:value-type="string" calcext:value-type="string">
            <text:p>2020-05-15_14-42-17</text:p>
          </table:table-cell>
          <table:table-cell office:value-type="string" calcext:value-type="string">
            <text:p>/home/chef/dev/projekte/NeuroEvolution-CTRNNs/Simulation_Results/2020-05-15_14-42-17/plot.png</text:p>
          </table:table-cell>
          <table:table-cell table:formula="of:=HYPERLINK([.E32])" office:value-type="string" office:string-value="/home/chef/dev/projekte/NeuroEvolution-CTRNNs/Simulation_Results/2020-05-15_14-42-17/plot.png" calcext:value-type="string">
            <text:p>/home/chef/dev/projekte/NeuroEvolution-CTRNNs/Simulation_Results/2020-05-15_14-42-17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033.93405999736" calcext:value-type="float">
            <text:p>1033,93405999736</text:p>
          </table:table-cell>
          <table:table-cell office:value-type="float" office:value="1163.76541390905" calcext:value-type="float">
            <text:p>1163,76541390905</text:p>
          </table:table-cell>
          <table:table-cell office:value-type="string" calcext:value-type="string">
            <text:p>2020-05-16_06-26-06</text:p>
          </table:table-cell>
          <table:table-cell office:value-type="string" calcext:value-type="string">
            <text:p>/home/chef/dev/projekte/NeuroEvolution-CTRNNs/Simulation_Results/2020-05-16_06-26-06/plot.png</text:p>
          </table:table-cell>
          <table:table-cell table:formula="of:=HYPERLINK([.E33])" office:value-type="string" office:string-value="/home/chef/dev/projekte/NeuroEvolution-CTRNNs/Simulation_Results/2020-05-16_06-26-06/plot.png" calcext:value-type="string">
            <text:p>/home/chef/dev/projekte/NeuroEvolution-CTRNNs/Simulation_Results/2020-05-16_06-26-06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032.40418920497" calcext:value-type="float">
            <text:p>1032,40418920497</text:p>
          </table:table-cell>
          <table:table-cell office:value-type="float" office:value="1176.39865200965" calcext:value-type="float">
            <text:p>1176,39865200965</text:p>
          </table:table-cell>
          <table:table-cell office:value-type="string" calcext:value-type="string">
            <text:p>2020-05-15_15-53-43</text:p>
          </table:table-cell>
          <table:table-cell office:value-type="string" calcext:value-type="string">
            <text:p>/home/chef/dev/projekte/NeuroEvolution-CTRNNs/Simulation_Results/2020-05-15_15-53-43/plot.png</text:p>
          </table:table-cell>
          <table:table-cell table:formula="of:=HYPERLINK([.E34])" office:value-type="string" office:string-value="/home/chef/dev/projekte/NeuroEvolution-CTRNNs/Simulation_Results/2020-05-15_15-53-43/plot.png" calcext:value-type="string">
            <text:p>/home/chef/dev/projekte/NeuroEvolution-CTRNNs/Simulation_Results/2020-05-15_15-53-43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237.73997837658" calcext:value-type="float">
            <text:p>1237,73997837658</text:p>
          </table:table-cell>
          <table:table-cell office:value-type="float" office:value="1246.08412873018" calcext:value-type="float">
            <text:p>1246,08412873018</text:p>
          </table:table-cell>
          <table:table-cell office:value-type="string" calcext:value-type="string">
            <text:p>2020-05-16_00-43-20</text:p>
          </table:table-cell>
          <table:table-cell office:value-type="string" calcext:value-type="string">
            <text:p>/home/chef/dev/projekte/NeuroEvolution-CTRNNs/Simulation_Results/2020-05-16_00-43-20/plot.png</text:p>
          </table:table-cell>
          <table:table-cell table:formula="of:=HYPERLINK([.E35])" office:value-type="string" office:string-value="/home/chef/dev/projekte/NeuroEvolution-CTRNNs/Simulation_Results/2020-05-16_00-43-20/plot.png" calcext:value-type="string">
            <text:p>/home/chef/dev/projekte/NeuroEvolution-CTRNNs/Simulation_Results/2020-05-16_00-43-20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205.46062554505" calcext:value-type="float">
            <text:p>1205,46062554505</text:p>
          </table:table-cell>
          <table:table-cell office:value-type="float" office:value="1254.95361534479" calcext:value-type="float">
            <text:p>1254,95361534479</text:p>
          </table:table-cell>
          <table:table-cell office:value-type="string" calcext:value-type="string">
            <text:p>2020-05-16_04-58-43</text:p>
          </table:table-cell>
          <table:table-cell office:value-type="string" calcext:value-type="string">
            <text:p>/home/chef/dev/projekte/NeuroEvolution-CTRNNs/Simulation_Results/2020-05-16_04-58-43/plot.png</text:p>
          </table:table-cell>
          <table:table-cell table:formula="of:=HYPERLINK([.E36])" office:value-type="string" office:string-value="/home/chef/dev/projekte/NeuroEvolution-CTRNNs/Simulation_Results/2020-05-16_04-58-43/plot.png" calcext:value-type="string">
            <text:p>/home/chef/dev/projekte/NeuroEvolution-CTRNNs/Simulation_Results/2020-05-16_04-58-43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138.36518849588" calcext:value-type="float">
            <text:p>1138,36518849588</text:p>
          </table:table-cell>
          <table:table-cell office:value-type="float" office:value="1325.1949979782" calcext:value-type="float">
            <text:p>1325,1949979782</text:p>
          </table:table-cell>
          <table:table-cell office:value-type="string" calcext:value-type="string">
            <text:p>2020-05-15_09-45-58</text:p>
          </table:table-cell>
          <table:table-cell office:value-type="string" calcext:value-type="string">
            <text:p>/home/chef/dev/projekte/NeuroEvolution-CTRNNs/Simulation_Results/2020-05-15_09-45-58/plot.png</text:p>
          </table:table-cell>
          <table:table-cell table:formula="of:=HYPERLINK([.E37])" office:value-type="string" office:string-value="/home/chef/dev/projekte/NeuroEvolution-CTRNNs/Simulation_Results/2020-05-15_09-45-58/plot.png" calcext:value-type="string">
            <text:p>/home/chef/dev/projekte/NeuroEvolution-CTRNNs/Simulation_Results/2020-05-15_09-45-58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3" table:style-name="ce4" office:value-type="boolean" office:boolean-value="true" calcext:value-type="boolean">
            <text:p>WAHR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606.44610447037" calcext:value-type="float">
            <text:p>1606,44610447037</text:p>
          </table:table-cell>
          <table:table-cell office:value-type="float" office:value="1608.77887111037" calcext:value-type="float">
            <text:p>1608,77887111037</text:p>
          </table:table-cell>
          <table:table-cell office:value-type="string" calcext:value-type="string">
            <text:p>2020-05-16_03-29-49</text:p>
          </table:table-cell>
          <table:table-cell office:value-type="string" calcext:value-type="string">
            <text:p>/home/chef/dev/projekte/NeuroEvolution-CTRNNs/Simulation_Results/2020-05-16_03-29-49/plot.png</text:p>
          </table:table-cell>
          <table:table-cell table:formula="of:=HYPERLINK([.E38])" office:value-type="string" office:string-value="/home/chef/dev/projekte/NeuroEvolution-CTRNNs/Simulation_Results/2020-05-16_03-29-49/plot.png" calcext:value-type="string">
            <text:p>/home/chef/dev/projekte/NeuroEvolution-CTRNNs/Simulation_Results/2020-05-16_03-29-49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646.92821962264" calcext:value-type="float">
            <text:p>1646,92821962264</text:p>
          </table:table-cell>
          <table:table-cell office:value-type="float" office:value="1649.07831466304" calcext:value-type="float">
            <text:p>1649,07831466304</text:p>
          </table:table-cell>
          <table:table-cell office:value-type="string" calcext:value-type="string">
            <text:p>2020-05-15_13-19-28</text:p>
          </table:table-cell>
          <table:table-cell office:value-type="string" calcext:value-type="string">
            <text:p>/home/chef/dev/projekte/NeuroEvolution-CTRNNs/Simulation_Results/2020-05-15_13-19-28/plot.png</text:p>
          </table:table-cell>
          <table:table-cell table:formula="of:=HYPERLINK([.E39])" office:value-type="string" office:string-value="/home/chef/dev/projekte/NeuroEvolution-CTRNNs/Simulation_Results/2020-05-15_13-19-28/plot.png" calcext:value-type="string">
            <text:p>/home/chef/dev/projekte/NeuroEvolution-CTRNNs/Simulation_Results/2020-05-15_13-19-28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619.71156601298" calcext:value-type="float">
            <text:p>1619,71156601298</text:p>
          </table:table-cell>
          <table:table-cell office:value-type="float" office:value="1650.26477571314" calcext:value-type="float">
            <text:p>1650,26477571314</text:p>
          </table:table-cell>
          <table:table-cell office:value-type="string" calcext:value-type="string">
            <text:p>2020-05-15_08-22-42</text:p>
          </table:table-cell>
          <table:table-cell office:value-type="string" calcext:value-type="string">
            <text:p>/home/chef/dev/projekte/NeuroEvolution-CTRNNs/Simulation_Results/2020-05-15_08-22-42/plot.png</text:p>
          </table:table-cell>
          <table:table-cell table:formula="of:=HYPERLINK([.E40])" office:value-type="string" office:string-value="/home/chef/dev/projekte/NeuroEvolution-CTRNNs/Simulation_Results/2020-05-15_08-22-42/plot.png" calcext:value-type="string">
            <text:p>/home/chef/dev/projekte/NeuroEvolution-CTRNNs/Simulation_Results/2020-05-15_08-22-42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table:number-columns-repeated="3" table:style-name="ce4" office:value-type="boolean" office:boolean-value="false" calcext:value-type="boolean">
            <text:p>FALSCH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440.89871658418" calcext:value-type="float">
            <text:p>1440,89871658418</text:p>
          </table:table-cell>
          <table:table-cell office:value-type="float" office:value="1654.00101189123" calcext:value-type="float">
            <text:p>1654,00101189123</text:p>
          </table:table-cell>
          <table:table-cell office:value-type="string" calcext:value-type="string">
            <text:p>2020-05-15_22-48-54</text:p>
          </table:table-cell>
          <table:table-cell office:value-type="string" calcext:value-type="string">
            <text:p>/home/chef/dev/projekte/NeuroEvolution-CTRNNs/Simulation_Results/2020-05-15_22-48-54/plot.png</text:p>
          </table:table-cell>
          <table:table-cell table:formula="of:=HYPERLINK([.E41])" office:value-type="string" office:string-value="/home/chef/dev/projekte/NeuroEvolution-CTRNNs/Simulation_Results/2020-05-15_22-48-54/plot.png" calcext:value-type="string">
            <text:p>/home/chef/dev/projekte/NeuroEvolution-CTRNNs/Simulation_Results/2020-05-15_22-48-54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653.64859259905" calcext:value-type="float">
            <text:p>1653,64859259905</text:p>
          </table:table-cell>
          <table:table-cell office:value-type="float" office:value="1658.3704464313" calcext:value-type="float">
            <text:p>1658,3704464313</text:p>
          </table:table-cell>
          <table:table-cell office:value-type="string" calcext:value-type="string">
            <text:p>2020-05-16_08-09-02</text:p>
          </table:table-cell>
          <table:table-cell office:value-type="string" calcext:value-type="string">
            <text:p>/home/chef/dev/projekte/NeuroEvolution-CTRNNs/Simulation_Results/2020-05-16_08-09-02/plot.png</text:p>
          </table:table-cell>
          <table:table-cell table:formula="of:=HYPERLINK([.E42])" office:value-type="string" office:string-value="/home/chef/dev/projekte/NeuroEvolution-CTRNNs/Simulation_Results/2020-05-16_08-09-02/plot.png" calcext:value-type="string">
            <text:p>/home/chef/dev/projekte/NeuroEvolution-CTRNNs/Simulation_Results/2020-05-16_08-09-02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640.8566704556" calcext:value-type="float">
            <text:p>1640,8566704556</text:p>
          </table:table-cell>
          <table:table-cell office:value-type="float" office:value="1674.80864024284" calcext:value-type="float">
            <text:p>1674,80864024284</text:p>
          </table:table-cell>
          <table:table-cell office:value-type="string" calcext:value-type="string">
            <text:p>2020-05-16_02-46-51</text:p>
          </table:table-cell>
          <table:table-cell office:value-type="string" calcext:value-type="string">
            <text:p>/home/chef/dev/projekte/NeuroEvolution-CTRNNs/Simulation_Results/2020-05-16_02-46-51/plot.png</text:p>
          </table:table-cell>
          <table:table-cell table:formula="of:=HYPERLINK([.E43])" office:value-type="string" office:string-value="/home/chef/dev/projekte/NeuroEvolution-CTRNNs/Simulation_Results/2020-05-16_02-46-51/plot.png" calcext:value-type="string">
            <text:p>/home/chef/dev/projekte/NeuroEvolution-CTRNNs/Simulation_Results/2020-05-16_02-46-51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212.31335310192" calcext:value-type="float">
            <text:p>1212,31335310192</text:p>
          </table:table-cell>
          <table:table-cell office:value-type="float" office:value="1689.07750092747" calcext:value-type="float">
            <text:p>1689,07750092747</text:p>
          </table:table-cell>
          <table:table-cell office:value-type="string" calcext:value-type="string">
            <text:p>2020-05-07_17-03-40</text:p>
          </table:table-cell>
          <table:table-cell office:value-type="string" calcext:value-type="string">
            <text:p>/home/chef/dev/projekte/NeuroEvolution-CTRNNs/Simulation_Results/2020-05-07_17-03-40/plot.png</text:p>
          </table:table-cell>
          <table:table-cell table:formula="of:=HYPERLINK([.E44])" office:value-type="string" office:string-value="/home/chef/dev/projekte/NeuroEvolution-CTRNNs/Simulation_Results/2020-05-07_17-03-40/plot.png" calcext:value-type="string">
            <text:p>/home/chef/dev/projekte/NeuroEvolution-CTRNNs/Simulation_Results/2020-05-07_17-03-40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062.6610431272" calcext:value-type="float">
            <text:p>1062,6610431272</text:p>
          </table:table-cell>
          <table:table-cell office:value-type="float" office:value="1706.06846085257" calcext:value-type="float">
            <text:p>1706,06846085257</text:p>
          </table:table-cell>
          <table:table-cell office:value-type="string" calcext:value-type="string">
            <text:p>2020-05-06_23-35-10</text:p>
          </table:table-cell>
          <table:table-cell office:value-type="string" calcext:value-type="string">
            <text:p>/home/chef/dev/projekte/NeuroEvolution-CTRNNs/Simulation_Results/2020-05-06_23-35-10/plot.png</text:p>
          </table:table-cell>
          <table:table-cell table:formula="of:=HYPERLINK([.E45])" office:value-type="string" office:string-value="/home/chef/dev/projekte/NeuroEvolution-CTRNNs/Simulation_Results/2020-05-06_23-35-10/plot.png" calcext:value-type="string">
            <text:p>/home/chef/dev/projekte/NeuroEvolution-CTRNNs/Simulation_Results/2020-05-06_23-35-10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true" calcext:value-type="boolean">
            <text:p>WAHR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4" office:value-type="boolean" office:boolean-value="true" calcext:value-type="boolean">
            <text:p>WAHR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743.14164176582" calcext:value-type="float">
            <text:p>1743,14164176582</text:p>
          </table:table-cell>
          <table:table-cell office:value-type="float" office:value="1743.6617679844" calcext:value-type="float">
            <text:p>1743,6617679844</text:p>
          </table:table-cell>
          <table:table-cell office:value-type="string" calcext:value-type="string">
            <text:p>2020-05-15_05-42-05</text:p>
          </table:table-cell>
          <table:table-cell office:value-type="string" calcext:value-type="string">
            <text:p>/home/chef/dev/projekte/NeuroEvolution-CTRNNs/Simulation_Results/2020-05-15_05-42-05/plot.png</text:p>
          </table:table-cell>
          <table:table-cell table:formula="of:=HYPERLINK([.E46])" office:value-type="string" office:string-value="/home/chef/dev/projekte/NeuroEvolution-CTRNNs/Simulation_Results/2020-05-15_05-42-05/plot.png" calcext:value-type="string">
            <text:p>/home/chef/dev/projekte/NeuroEvolution-CTRNNs/Simulation_Results/2020-05-15_05-42-05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table:style-name="ce4" office:value-type="boolean" office:boolean-value="false" calcext:value-type="boolean">
            <text:p>FALSCH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782.52359439802" calcext:value-type="float">
            <text:p>1782,52359439802</text:p>
          </table:table-cell>
          <table:table-cell office:value-type="float" office:value="1797.067639658" calcext:value-type="float">
            <text:p>1797,067639658</text:p>
          </table:table-cell>
          <table:table-cell office:value-type="string" calcext:value-type="string">
            <text:p>2020-05-15_03-00-50</text:p>
          </table:table-cell>
          <table:table-cell office:value-type="string" calcext:value-type="string">
            <text:p>/home/chef/dev/projekte/NeuroEvolution-CTRNNs/Simulation_Results/2020-05-15_03-00-50/plot.png</text:p>
          </table:table-cell>
          <table:table-cell table:formula="of:=HYPERLINK([.E47])" office:value-type="string" office:string-value="/home/chef/dev/projekte/NeuroEvolution-CTRNNs/Simulation_Results/2020-05-15_03-00-50/plot.png" calcext:value-type="string">
            <text:p>/home/chef/dev/projekte/NeuroEvolution-CTRNNs/Simulation_Results/2020-05-15_03-00-50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true" calcext:value-type="boolean">
            <text:p>WAHR</text:p>
          </table:table-cell>
          <table:table-cell table:number-columns-repeated="2" table:style-name="ce4" office:value-type="boolean" office:boolean-value="false" calcext:value-type="boolean">
            <text:p>FALSCH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835.11992244877" calcext:value-type="float">
            <text:p>1835,11992244877</text:p>
          </table:table-cell>
          <table:table-cell office:value-type="float" office:value="1847.57609052619" calcext:value-type="float">
            <text:p>1847,57609052619</text:p>
          </table:table-cell>
          <table:table-cell office:value-type="string" calcext:value-type="string">
            <text:p>2020-05-14_21-15-25</text:p>
          </table:table-cell>
          <table:table-cell office:value-type="string" calcext:value-type="string">
            <text:p>/home/chef/dev/projekte/NeuroEvolution-CTRNNs/Simulation_Results/2020-05-14_21-15-25/plot.png</text:p>
          </table:table-cell>
          <table:table-cell table:formula="of:=HYPERLINK([.E48])" office:value-type="string" office:string-value="/home/chef/dev/projekte/NeuroEvolution-CTRNNs/Simulation_Results/2020-05-14_21-15-25/plot.png" calcext:value-type="string">
            <text:p>/home/chef/dev/projekte/NeuroEvolution-CTRNNs/Simulation_Results/2020-05-14_21-15-25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3" table:style-name="ce4" office:value-type="boolean" office:boolean-value="false" calcext:value-type="boolean">
            <text:p>FALSCH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689.94068878454" calcext:value-type="float">
            <text:p>1689,94068878454</text:p>
          </table:table-cell>
          <table:table-cell office:value-type="float" office:value="1922.16262024588" calcext:value-type="float">
            <text:p>1922,16262024588</text:p>
          </table:table-cell>
          <table:table-cell office:value-type="string" calcext:value-type="string">
            <text:p>2020-05-15_07-40-48</text:p>
          </table:table-cell>
          <table:table-cell office:value-type="string" calcext:value-type="string">
            <text:p>/home/chef/dev/projekte/NeuroEvolution-CTRNNs/Simulation_Results/2020-05-15_07-40-48/plot.png</text:p>
          </table:table-cell>
          <table:table-cell table:formula="of:=HYPERLINK([.E49])" office:value-type="string" office:string-value="/home/chef/dev/projekte/NeuroEvolution-CTRNNs/Simulation_Results/2020-05-15_07-40-48/plot.png" calcext:value-type="string">
            <text:p>/home/chef/dev/projekte/NeuroEvolution-CTRNNs/Simulation_Results/2020-05-15_07-40-48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true" calcext:value-type="boolean">
            <text:p>WAHR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4" office:value-type="boolean" office:boolean-value="true" calcext:value-type="boolean">
            <text:p>WAHR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465.70318125024" calcext:value-type="float">
            <text:p>1465,70318125024</text:p>
          </table:table-cell>
          <table:table-cell office:value-type="float" office:value="2780.22023526611" calcext:value-type="float">
            <text:p>2780,22023526611</text:p>
          </table:table-cell>
          <table:table-cell office:value-type="string" calcext:value-type="string">
            <text:p>2020-05-15_07-09-38</text:p>
          </table:table-cell>
          <table:table-cell office:value-type="string" calcext:value-type="string">
            <text:p>/home/chef/dev/projekte/NeuroEvolution-CTRNNs/Simulation_Results/2020-05-15_07-09-38/plot.png</text:p>
          </table:table-cell>
          <table:table-cell table:formula="of:=HYPERLINK([.E50])" office:value-type="string" office:string-value="/home/chef/dev/projekte/NeuroEvolution-CTRNNs/Simulation_Results/2020-05-15_07-09-38/plot.png" calcext:value-type="string">
            <text:p>/home/chef/dev/projekte/NeuroEvolution-CTRNNs/Simulation_Results/2020-05-15_07-09-38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table:style-name="ce4" office:value-type="boolean" office:boolean-value="false" calcext:value-type="boolean">
            <text:p>FALSCH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792.07415821941" calcext:value-type="float">
            <text:p>2792,07415821941</text:p>
          </table:table-cell>
          <table:table-cell office:value-type="float" office:value="2818.7598648739" calcext:value-type="float">
            <text:p>2818,7598648739</text:p>
          </table:table-cell>
          <table:table-cell office:value-type="string" calcext:value-type="string">
            <text:p>2020-05-14_23-26-09</text:p>
          </table:table-cell>
          <table:table-cell office:value-type="string" calcext:value-type="string">
            <text:p>/home/chef/dev/projekte/NeuroEvolution-CTRNNs/Simulation_Results/2020-05-14_23-26-09/plot.png</text:p>
          </table:table-cell>
          <table:table-cell table:formula="of:=HYPERLINK([.E51])" office:value-type="string" office:string-value="/home/chef/dev/projekte/NeuroEvolution-CTRNNs/Simulation_Results/2020-05-14_23-26-09/plot.png" calcext:value-type="string">
            <text:p>/home/chef/dev/projekte/NeuroEvolution-CTRNNs/Simulation_Results/2020-05-14_23-26-09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table:style-name="ce4" office:value-type="boolean" office:boolean-value="false" calcext:value-type="boolean">
            <text:p>FALSCH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802.0952179598" calcext:value-type="float">
            <text:p>2802,0952179598</text:p>
          </table:table-cell>
          <table:table-cell office:value-type="float" office:value="2820.99647819022" calcext:value-type="float">
            <text:p>2820,99647819022</text:p>
          </table:table-cell>
          <table:table-cell office:value-type="string" calcext:value-type="string">
            <text:p>2020-05-15_21-50-12</text:p>
          </table:table-cell>
          <table:table-cell office:value-type="string" calcext:value-type="string">
            <text:p>/home/chef/dev/projekte/NeuroEvolution-CTRNNs/Simulation_Results/2020-05-15_21-50-12/plot.png</text:p>
          </table:table-cell>
          <table:table-cell table:formula="of:=HYPERLINK([.E52])" office:value-type="string" office:string-value="/home/chef/dev/projekte/NeuroEvolution-CTRNNs/Simulation_Results/2020-05-15_21-50-12/plot.png" calcext:value-type="string">
            <text:p>/home/chef/dev/projekte/NeuroEvolution-CTRNNs/Simulation_Results/2020-05-15_21-50-12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714.02811581256" calcext:value-type="float">
            <text:p>2714,02811581256</text:p>
          </table:table-cell>
          <table:table-cell office:value-type="float" office:value="2866.58702584435" calcext:value-type="float">
            <text:p>2866,58702584435</text:p>
          </table:table-cell>
          <table:table-cell office:value-type="string" calcext:value-type="string">
            <text:p>2020-05-15_21-06-29</text:p>
          </table:table-cell>
          <table:table-cell office:value-type="string" calcext:value-type="string">
            <text:p>/home/chef/dev/projekte/NeuroEvolution-CTRNNs/Simulation_Results/2020-05-15_21-06-29/plot.png</text:p>
          </table:table-cell>
          <table:table-cell table:formula="of:=HYPERLINK([.E53])" office:value-type="string" office:string-value="/home/chef/dev/projekte/NeuroEvolution-CTRNNs/Simulation_Results/2020-05-15_21-06-29/plot.png" calcext:value-type="string">
            <text:p>/home/chef/dev/projekte/NeuroEvolution-CTRNNs/Simulation_Results/2020-05-15_21-06-29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355.95895714386" calcext:value-type="float">
            <text:p>2355,95895714386</text:p>
          </table:table-cell>
          <table:table-cell office:value-type="float" office:value="3010.30599530751" calcext:value-type="float">
            <text:p>3010,30599530751</text:p>
          </table:table-cell>
          <table:table-cell office:value-type="string" calcext:value-type="string">
            <text:p>2020-05-15_19-51-18</text:p>
          </table:table-cell>
          <table:table-cell office:value-type="string" calcext:value-type="string">
            <text:p>/home/chef/dev/projekte/NeuroEvolution-CTRNNs/Simulation_Results/2020-05-15_19-51-18/plot.png</text:p>
          </table:table-cell>
          <table:table-cell table:formula="of:=HYPERLINK([.E54])" office:value-type="string" office:string-value="/home/chef/dev/projekte/NeuroEvolution-CTRNNs/Simulation_Results/2020-05-15_19-51-18/plot.png" calcext:value-type="string">
            <text:p>/home/chef/dev/projekte/NeuroEvolution-CTRNNs/Simulation_Results/2020-05-15_19-51-18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990.56110406563" calcext:value-type="float">
            <text:p>2990,56110406563</text:p>
          </table:table-cell>
          <table:table-cell office:value-type="float" office:value="3027.4462186153" calcext:value-type="float">
            <text:p>3027,4462186153</text:p>
          </table:table-cell>
          <table:table-cell office:value-type="string" calcext:value-type="string">
            <text:p>2020-05-15_20-26-33</text:p>
          </table:table-cell>
          <table:table-cell office:value-type="string" calcext:value-type="string">
            <text:p>/home/chef/dev/projekte/NeuroEvolution-CTRNNs/Simulation_Results/2020-05-15_20-26-33/plot.png</text:p>
          </table:table-cell>
          <table:table-cell table:formula="of:=HYPERLINK([.E55])" office:value-type="string" office:string-value="/home/chef/dev/projekte/NeuroEvolution-CTRNNs/Simulation_Results/2020-05-15_20-26-33/plot.png" calcext:value-type="string">
            <text:p>/home/chef/dev/projekte/NeuroEvolution-CTRNNs/Simulation_Results/2020-05-15_20-26-33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967.7824220755" calcext:value-type="float">
            <text:p>2967,7824220755</text:p>
          </table:table-cell>
          <table:table-cell office:value-type="float" office:value="3041.23907928719" calcext:value-type="float">
            <text:p>3041,23907928719</text:p>
          </table:table-cell>
          <table:table-cell office:value-type="string" calcext:value-type="string">
            <text:p>2020-05-16_02-07-41</text:p>
          </table:table-cell>
          <table:table-cell office:value-type="string" calcext:value-type="string">
            <text:p>/home/chef/dev/projekte/NeuroEvolution-CTRNNs/Simulation_Results/2020-05-16_02-07-41/plot.png</text:p>
          </table:table-cell>
          <table:table-cell table:formula="of:=HYPERLINK([.E56])" office:value-type="string" office:string-value="/home/chef/dev/projekte/NeuroEvolution-CTRNNs/Simulation_Results/2020-05-16_02-07-41/plot.png" calcext:value-type="string">
            <text:p>/home/chef/dev/projekte/NeuroEvolution-CTRNNs/Simulation_Results/2020-05-16_02-07-41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643.76615954998" calcext:value-type="float">
            <text:p>2643,76615954998</text:p>
          </table:table-cell>
          <table:table-cell office:value-type="float" office:value="3403.67652929755" calcext:value-type="float">
            <text:p>3403,67652929755</text:p>
          </table:table-cell>
          <table:table-cell office:value-type="string" calcext:value-type="string">
            <text:p>2020-05-15_04-28-44</text:p>
          </table:table-cell>
          <table:table-cell office:value-type="string" calcext:value-type="string">
            <text:p>/home/chef/dev/projekte/NeuroEvolution-CTRNNs/Simulation_Results/2020-05-15_04-28-44/plot.png</text:p>
          </table:table-cell>
          <table:table-cell table:formula="of:=HYPERLINK([.E57])" office:value-type="string" office:string-value="/home/chef/dev/projekte/NeuroEvolution-CTRNNs/Simulation_Results/2020-05-15_04-28-44/plot.png" calcext:value-type="string">
            <text:p>/home/chef/dev/projekte/NeuroEvolution-CTRNNs/Simulation_Results/2020-05-15_04-28-44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3" table:style-name="ce4" office:value-type="boolean" office:boolean-value="true" calcext:value-type="boolean">
            <text:p>WAHR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682.44191070719" calcext:value-type="float">
            <text:p>2682,44191070719</text:p>
          </table:table-cell>
          <table:table-cell office:value-type="float" office:value="3428.51300935694" calcext:value-type="float">
            <text:p>3428,51300935694</text:p>
          </table:table-cell>
          <table:table-cell office:value-type="string" calcext:value-type="string">
            <text:p>2020-05-15_06-31-30</text:p>
          </table:table-cell>
          <table:table-cell office:value-type="string" calcext:value-type="string">
            <text:p>/home/chef/dev/projekte/NeuroEvolution-CTRNNs/Simulation_Results/2020-05-15_06-31-30/plot.png</text:p>
          </table:table-cell>
          <table:table-cell table:formula="of:=HYPERLINK([.E58])" office:value-type="string" office:string-value="/home/chef/dev/projekte/NeuroEvolution-CTRNNs/Simulation_Results/2020-05-15_06-31-30/plot.png" calcext:value-type="string">
            <text:p>/home/chef/dev/projekte/NeuroEvolution-CTRNNs/Simulation_Results/2020-05-15_06-31-30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true" calcext:value-type="boolean">
            <text:p>WAHR</text:p>
          </table:table-cell>
          <table:table-cell table:number-columns-repeated="2" table:style-name="ce4" office:value-type="boolean" office:boolean-value="false" calcext:value-type="boolean">
            <text:p>FALSCH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394.72700454866" calcext:value-type="float">
            <text:p>2394,72700454866</text:p>
          </table:table-cell>
          <table:table-cell office:value-type="float" office:value="3554.17704012186" calcext:value-type="float">
            <text:p>3554,17704012186</text:p>
          </table:table-cell>
          <table:table-cell office:value-type="string" calcext:value-type="string">
            <text:p>2020-05-07_20-19-47</text:p>
          </table:table-cell>
          <table:table-cell office:value-type="string" calcext:value-type="string">
            <text:p>/home/chef/dev/projekte/NeuroEvolution-CTRNNs/Simulation_Results/2020-05-07_20-19-47/plot.png</text:p>
          </table:table-cell>
          <table:table-cell table:formula="of:=HYPERLINK([.E59])" office:value-type="string" office:string-value="/home/chef/dev/projekte/NeuroEvolution-CTRNNs/Simulation_Results/2020-05-07_20-19-47/plot.png" calcext:value-type="string">
            <text:p>/home/chef/dev/projekte/NeuroEvolution-CTRNNs/Simulation_Results/2020-05-07_20-19-47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3092.51496552691" calcext:value-type="float">
            <text:p>3092,51496552691</text:p>
          </table:table-cell>
          <table:table-cell office:value-type="float" office:value="3615.67837867373" calcext:value-type="float">
            <text:p>3615,67837867373</text:p>
          </table:table-cell>
          <table:table-cell office:value-type="string" calcext:value-type="string">
            <text:p>2020-05-14_22-44-52</text:p>
          </table:table-cell>
          <table:table-cell office:value-type="string" calcext:value-type="string">
            <text:p>/home/chef/dev/projekte/NeuroEvolution-CTRNNs/Simulation_Results/2020-05-14_22-44-52/plot.png</text:p>
          </table:table-cell>
          <table:table-cell table:formula="of:=HYPERLINK([.E60])" office:value-type="string" office:string-value="/home/chef/dev/projekte/NeuroEvolution-CTRNNs/Simulation_Results/2020-05-14_22-44-52/plot.png" calcext:value-type="string">
            <text:p>/home/chef/dev/projekte/NeuroEvolution-CTRNNs/Simulation_Results/2020-05-14_22-44-52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3058.35463529482" calcext:value-type="float">
            <text:p>3058,35463529482</text:p>
          </table:table-cell>
          <table:table-cell office:value-type="float" office:value="3687.62797458107" calcext:value-type="float">
            <text:p>3687,62797458107</text:p>
          </table:table-cell>
          <table:table-cell office:value-type="string" calcext:value-type="string">
            <text:p>2020-05-06_17-14-07</text:p>
          </table:table-cell>
          <table:table-cell office:value-type="string" calcext:value-type="string">
            <text:p>/home/chef/dev/projekte/NeuroEvolution-CTRNNs/Simulation_Results/2020-05-06_17-14-07/plot.png</text:p>
          </table:table-cell>
          <table:table-cell table:formula="of:=HYPERLINK([.E61])" office:value-type="string" office:string-value="/home/chef/dev/projekte/NeuroEvolution-CTRNNs/Simulation_Results/2020-05-06_17-14-07/plot.png" calcext:value-type="string">
            <text:p>/home/chef/dev/projekte/NeuroEvolution-CTRNNs/Simulation_Results/2020-05-06_17-14-07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number-columns-repeated="2" table:style-name="ce4" office:value-type="boolean" office:boolean-value="false" calcext:value-type="boolean">
            <text:p>FALSCH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575.26901986315" calcext:value-type="float">
            <text:p>2575,26901986315</text:p>
          </table:table-cell>
          <table:table-cell office:value-type="float" office:value="3689.34043798893" calcext:value-type="float">
            <text:p>3689,34043798893</text:p>
          </table:table-cell>
          <table:table-cell office:value-type="string" calcext:value-type="string">
            <text:p>2020-05-06_20-26-45</text:p>
          </table:table-cell>
          <table:table-cell office:value-type="string" calcext:value-type="string">
            <text:p>/home/chef/dev/projekte/NeuroEvolution-CTRNNs/Simulation_Results/2020-05-06_20-26-45/plot.png</text:p>
          </table:table-cell>
          <table:table-cell table:formula="of:=HYPERLINK([.E62])" office:value-type="string" office:string-value="/home/chef/dev/projekte/NeuroEvolution-CTRNNs/Simulation_Results/2020-05-06_20-26-45/plot.png" calcext:value-type="string">
            <text:p>/home/chef/dev/projekte/NeuroEvolution-CTRNNs/Simulation_Results/2020-05-06_20-26-45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number-columns-repeated="3" table:style-name="ce4" office:value-type="boolean" office:boolean-value="true" calcext:value-type="boolean">
            <text:p>WAHR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682.92068525854" calcext:value-type="float">
            <text:p>2682,92068525854</text:p>
          </table:table-cell>
          <table:table-cell office:value-type="float" office:value="3714.840204479" calcext:value-type="float">
            <text:p>3714,840204479</text:p>
          </table:table-cell>
          <table:table-cell office:value-type="string" calcext:value-type="string">
            <text:p>2020-05-07_18-35-15</text:p>
          </table:table-cell>
          <table:table-cell office:value-type="string" calcext:value-type="string">
            <text:p>/home/chef/dev/projekte/NeuroEvolution-CTRNNs/Simulation_Results/2020-05-07_18-35-15/plot.png</text:p>
          </table:table-cell>
          <table:table-cell table:formula="of:=HYPERLINK([.E63])" office:value-type="string" office:string-value="/home/chef/dev/projekte/NeuroEvolution-CTRNNs/Simulation_Results/2020-05-07_18-35-15/plot.png" calcext:value-type="string">
            <text:p>/home/chef/dev/projekte/NeuroEvolution-CTRNNs/Simulation_Results/2020-05-07_18-35-15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3066.87403796127" calcext:value-type="float">
            <text:p>3066,87403796127</text:p>
          </table:table-cell>
          <table:table-cell office:value-type="float" office:value="3715.88850832582" calcext:value-type="float">
            <text:p>3715,88850832582</text:p>
          </table:table-cell>
          <table:table-cell office:value-type="string" calcext:value-type="string">
            <text:p>2020-05-08_08-36-17</text:p>
          </table:table-cell>
          <table:table-cell office:value-type="string" calcext:value-type="string">
            <text:p>/home/chef/dev/projekte/NeuroEvolution-CTRNNs/Simulation_Results/2020-05-08_08-36-17/plot.png</text:p>
          </table:table-cell>
          <table:table-cell table:formula="of:=HYPERLINK([.E64])" office:value-type="string" office:string-value="/home/chef/dev/projekte/NeuroEvolution-CTRNNs/Simulation_Results/2020-05-08_08-36-17/plot.png" calcext:value-type="string">
            <text:p>/home/chef/dev/projekte/NeuroEvolution-CTRNNs/Simulation_Results/2020-05-08_08-36-17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table:style-name="ce4" office:value-type="boolean" office:boolean-value="false" calcext:value-type="boolean">
            <text:p>FALSCH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3070.50737639029" calcext:value-type="float">
            <text:p>3070,50737639029</text:p>
          </table:table-cell>
          <table:table-cell office:value-type="float" office:value="3720.35527647619" calcext:value-type="float">
            <text:p>3720,35527647619</text:p>
          </table:table-cell>
          <table:table-cell office:value-type="string" calcext:value-type="string">
            <text:p>2020-05-07_03-00-26</text:p>
          </table:table-cell>
          <table:table-cell office:value-type="string" calcext:value-type="string">
            <text:p>/home/chef/dev/projekte/NeuroEvolution-CTRNNs/Simulation_Results/2020-05-07_03-00-26/plot.png</text:p>
          </table:table-cell>
          <table:table-cell table:formula="of:=HYPERLINK([.E65])" office:value-type="string" office:string-value="/home/chef/dev/projekte/NeuroEvolution-CTRNNs/Simulation_Results/2020-05-07_03-00-26/plot.png" calcext:value-type="string">
            <text:p>/home/chef/dev/projekte/NeuroEvolution-CTRNNs/Simulation_Results/2020-05-07_03-00-26/plot.png</text:p>
          </table:table-cell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4" office:value-type="boolean" office:boolean-value="true" calcext:value-type="boolean">
            <text:p>WAHR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-5.21048586692252" calcext:value-type="float">
            <text:p>-5,21048586692252</text:p>
          </table:table-cell>
          <table:table-cell office:value-type="float" office:value="-5.13827499254945" calcext:value-type="float">
            <text:p>-5,13827499254945</text:p>
          </table:table-cell>
          <table:table-cell office:value-type="string" calcext:value-type="string">
            <text:p>2020-05-17_23-50-47</text:p>
          </table:table-cell>
          <table:table-cell office:value-type="string" calcext:value-type="string">
            <text:p>/home/chef/dev/projekte/NeuroEvolution-CTRNNs/Simulation_Results/2020-05-17_23-50-47/plot.png</text:p>
          </table:table-cell>
          <table:table-cell table:formula="of:=HYPERLINK([.E66])" office:value-type="string" office:string-value="/home/chef/dev/projekte/NeuroEvolution-CTRNNs/Simulation_Results/2020-05-17_23-50-47/plot.png" calcext:value-type="string">
            <text:p>/home/chef/dev/projekte/NeuroEvolution-CTRNNs/Simulation_Results/2020-05-17_23-50-47/plot.png</text:p>
          </table:table-cell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-4.57292285159008" calcext:value-type="float">
            <text:p>-4,57292285159008</text:p>
          </table:table-cell>
          <table:table-cell office:value-type="float" office:value="-4.54744765696055" calcext:value-type="float">
            <text:p>-4,54744765696055</text:p>
          </table:table-cell>
          <table:table-cell office:value-type="string" calcext:value-type="string">
            <text:p>2020-05-17_21-35-42</text:p>
          </table:table-cell>
          <table:table-cell office:value-type="string" calcext:value-type="string">
            <text:p>/home/chef/dev/projekte/NeuroEvolution-CTRNNs/Simulation_Results/2020-05-17_21-35-42/plot.png</text:p>
          </table:table-cell>
          <table:table-cell table:formula="of:=HYPERLINK([.E67])" office:value-type="string" office:string-value="/home/chef/dev/projekte/NeuroEvolution-CTRNNs/Simulation_Results/2020-05-17_21-35-42/plot.png" calcext:value-type="string">
            <text:p>/home/chef/dev/projekte/NeuroEvolution-CTRNNs/Simulation_Results/2020-05-17_21-35-42/plot.png</text:p>
          </table:table-cell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number-columns-repeated="3"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-4.41421842136038" calcext:value-type="float">
            <text:p>-4,41421842136038</text:p>
          </table:table-cell>
          <table:table-cell office:value-type="float" office:value="-4.40826676032042" calcext:value-type="float">
            <text:p>-4,40826676032042</text:p>
          </table:table-cell>
          <table:table-cell office:value-type="string" calcext:value-type="string">
            <text:p>2020-05-18_02-05-01</text:p>
          </table:table-cell>
          <table:table-cell office:value-type="string" calcext:value-type="string">
            <text:p>/home/chef/dev/projekte/NeuroEvolution-CTRNNs/Simulation_Results/2020-05-18_02-05-01/plot.png</text:p>
          </table:table-cell>
          <table:table-cell table:formula="of:=HYPERLINK([.E68])" office:value-type="string" office:string-value="/home/chef/dev/projekte/NeuroEvolution-CTRNNs/Simulation_Results/2020-05-18_02-05-01/plot.png" calcext:value-type="string">
            <text:p>/home/chef/dev/projekte/NeuroEvolution-CTRNNs/Simulation_Results/2020-05-18_02-05-01/plot.png</text:p>
          </table:table-cell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086.10451476142" calcext:value-type="float">
            <text:p>1086,10451476142</text:p>
          </table:table-cell>
          <table:table-cell office:value-type="float" office:value="1327.4409377518" calcext:value-type="float">
            <text:p>1327,4409377518</text:p>
          </table:table-cell>
          <table:table-cell office:value-type="string" calcext:value-type="string">
            <text:p>2020-05-12_05-04-28</text:p>
          </table:table-cell>
          <table:table-cell office:value-type="string" calcext:value-type="string">
            <text:p>/home/chef/dev/projekte/NeuroEvolution-CTRNNs/Simulation_Results/2020-05-12_05-04-28/plot.png</text:p>
          </table:table-cell>
          <table:table-cell table:formula="of:=HYPERLINK([.E69])" office:value-type="string" office:string-value="/home/chef/dev/projekte/NeuroEvolution-CTRNNs/Simulation_Results/2020-05-12_05-04-28/plot.png" calcext:value-type="string">
            <text:p>/home/chef/dev/projekte/NeuroEvolution-CTRNNs/Simulation_Results/2020-05-12_05-04-28/plot.png</text:p>
          </table:table-cell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4" office:value-type="boolean" office:boolean-value="true" calcext:value-type="boolean">
            <text:p>WAHR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893.983217200315" calcext:value-type="float">
            <text:p>893,983217200315</text:p>
          </table:table-cell>
          <table:table-cell office:value-type="float" office:value="1415.07270068589" calcext:value-type="float">
            <text:p>1415,07270068589</text:p>
          </table:table-cell>
          <table:table-cell office:value-type="string" calcext:value-type="string">
            <text:p>2020-05-11_18-03-41</text:p>
          </table:table-cell>
          <table:table-cell office:value-type="string" calcext:value-type="string">
            <text:p>/home/chef/dev/projekte/NeuroEvolution-CTRNNs/Simulation_Results/2020-05-11_18-03-41/plot.png</text:p>
          </table:table-cell>
          <table:table-cell table:formula="of:=HYPERLINK([.E70])" office:value-type="string" office:string-value="/home/chef/dev/projekte/NeuroEvolution-CTRNNs/Simulation_Results/2020-05-11_18-03-41/plot.png" calcext:value-type="string">
            <text:p>/home/chef/dev/projekte/NeuroEvolution-CTRNNs/Simulation_Results/2020-05-11_18-03-41/plot.png</text:p>
          </table:table-cell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true" calcext:value-type="boolean">
            <text:p>WAHR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4" office:value-type="boolean" office:boolean-value="true" calcext:value-type="boolean">
            <text:p>WAHR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479.18906537266" calcext:value-type="float">
            <text:p>1479,18906537266</text:p>
          </table:table-cell>
          <table:table-cell office:value-type="float" office:value="1543.43328116682" calcext:value-type="float">
            <text:p>1543,43328116682</text:p>
          </table:table-cell>
          <table:table-cell office:value-type="string" calcext:value-type="string">
            <text:p>2020-05-13_04-06-29</text:p>
          </table:table-cell>
          <table:table-cell office:value-type="string" calcext:value-type="string">
            <text:p>/home/chef/dev/projekte/NeuroEvolution-CTRNNs/Simulation_Results/2020-05-13_04-06-29/plot.png</text:p>
          </table:table-cell>
          <table:table-cell table:formula="of:=HYPERLINK([.E71])" office:value-type="string" office:string-value="/home/chef/dev/projekte/NeuroEvolution-CTRNNs/Simulation_Results/2020-05-13_04-06-29/plot.png" calcext:value-type="string">
            <text:p>/home/chef/dev/projekte/NeuroEvolution-CTRNNs/Simulation_Results/2020-05-13_04-06-29/plot.png</text:p>
          </table:table-cell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table:style-name="ce4" office:value-type="boolean" office:boolean-value="false" calcext:value-type="boolean">
            <text:p>FALSCH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518.05359645772" calcext:value-type="float">
            <text:p>1518,05359645772</text:p>
          </table:table-cell>
          <table:table-cell office:value-type="float" office:value="1630.80907260459" calcext:value-type="float">
            <text:p>1630,80907260459</text:p>
          </table:table-cell>
          <table:table-cell office:value-type="string" calcext:value-type="string">
            <text:p>2020-05-12_16-00-24</text:p>
          </table:table-cell>
          <table:table-cell office:value-type="string" calcext:value-type="string">
            <text:p>/home/chef/dev/projekte/NeuroEvolution-CTRNNs/Simulation_Results/2020-05-12_16-00-24/plot.png</text:p>
          </table:table-cell>
          <table:table-cell table:formula="of:=HYPERLINK([.E72])" office:value-type="string" office:string-value="/home/chef/dev/projekte/NeuroEvolution-CTRNNs/Simulation_Results/2020-05-12_16-00-24/plot.png" calcext:value-type="string">
            <text:p>/home/chef/dev/projekte/NeuroEvolution-CTRNNs/Simulation_Results/2020-05-12_16-00-24/plot.png</text:p>
          </table:table-cell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number-columns-repeated="3"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323.40216222218" calcext:value-type="float">
            <text:p>1323,40216222218</text:p>
          </table:table-cell>
          <table:table-cell office:value-type="float" office:value="1647.85649908396" calcext:value-type="float">
            <text:p>1647,85649908396</text:p>
          </table:table-cell>
          <table:table-cell office:value-type="string" calcext:value-type="string">
            <text:p>2020-05-11_00-52-46</text:p>
          </table:table-cell>
          <table:table-cell office:value-type="string" calcext:value-type="string">
            <text:p>/home/chef/dev/projekte/NeuroEvolution-CTRNNs/Simulation_Results/2020-05-11_00-52-46/plot.png</text:p>
          </table:table-cell>
          <table:table-cell table:formula="of:=HYPERLINK([.E73])" office:value-type="string" office:string-value="/home/chef/dev/projekte/NeuroEvolution-CTRNNs/Simulation_Results/2020-05-11_00-52-46/plot.png" calcext:value-type="string">
            <text:p>/home/chef/dev/projekte/NeuroEvolution-CTRNNs/Simulation_Results/2020-05-11_00-52-46/plot.png</text:p>
          </table:table-cell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table:number-columns-repeated="2" table:style-name="ce4" office:value-type="boolean" office:boolean-value="false" calcext:value-type="boolean">
            <text:p>FALSCH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504.49925810502" calcext:value-type="float">
            <text:p>1504,49925810502</text:p>
          </table:table-cell>
          <table:table-cell office:value-type="float" office:value="1692.88785440362" calcext:value-type="float">
            <text:p>1692,88785440362</text:p>
          </table:table-cell>
          <table:table-cell office:value-type="string" calcext:value-type="string">
            <text:p>2020-05-08_00-04-54</text:p>
          </table:table-cell>
          <table:table-cell office:value-type="string" calcext:value-type="string">
            <text:p>/home/chef/dev/projekte/NeuroEvolution-CTRNNs/Simulation_Results/2020-05-08_00-04-54/plot.png</text:p>
          </table:table-cell>
          <table:table-cell table:formula="of:=HYPERLINK([.E74])" office:value-type="string" office:string-value="/home/chef/dev/projekte/NeuroEvolution-CTRNNs/Simulation_Results/2020-05-08_00-04-54/plot.png" calcext:value-type="string">
            <text:p>/home/chef/dev/projekte/NeuroEvolution-CTRNNs/Simulation_Results/2020-05-08_00-04-54/plot.png</text:p>
          </table:table-cell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4" office:value-type="boolean" office:boolean-value="true" calcext:value-type="boolean">
            <text:p>WAHR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425.45303779973" calcext:value-type="float">
            <text:p>1425,45303779973</text:p>
          </table:table-cell>
          <table:table-cell office:value-type="float" office:value="1754.12321968854" calcext:value-type="float">
            <text:p>1754,12321968854</text:p>
          </table:table-cell>
          <table:table-cell office:value-type="string" calcext:value-type="string">
            <text:p>2020-05-11_07-40-54</text:p>
          </table:table-cell>
          <table:table-cell office:value-type="string" calcext:value-type="string">
            <text:p>/home/chef/dev/projekte/NeuroEvolution-CTRNNs/Simulation_Results/2020-05-11_07-40-54/plot.png</text:p>
          </table:table-cell>
          <table:table-cell table:formula="of:=HYPERLINK([.E75])" office:value-type="string" office:string-value="/home/chef/dev/projekte/NeuroEvolution-CTRNNs/Simulation_Results/2020-05-11_07-40-54/plot.png" calcext:value-type="string">
            <text:p>/home/chef/dev/projekte/NeuroEvolution-CTRNNs/Simulation_Results/2020-05-11_07-40-54/plot.png</text:p>
          </table:table-cell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true" calcext:value-type="boolean">
            <text:p>WAHR</text:p>
          </table:table-cell>
          <table:table-cell table:number-columns-repeated="2" table:style-name="ce4" office:value-type="boolean" office:boolean-value="false" calcext:value-type="boolean">
            <text:p>FALSCH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577.15826969901" calcext:value-type="float">
            <text:p>1577,15826969901</text:p>
          </table:table-cell>
          <table:table-cell office:value-type="float" office:value="2185.7698823661" calcext:value-type="float">
            <text:p>2185,7698823661</text:p>
          </table:table-cell>
          <table:table-cell office:value-type="string" calcext:value-type="string">
            <text:p>2020-05-09_07-07-00</text:p>
          </table:table-cell>
          <table:table-cell office:value-type="string" calcext:value-type="string">
            <text:p>/home/chef/dev/projekte/NeuroEvolution-CTRNNs/Simulation_Results/2020-05-09_07-07-00/plot.png</text:p>
          </table:table-cell>
          <table:table-cell table:formula="of:=HYPERLINK([.E76])" office:value-type="string" office:string-value="/home/chef/dev/projekte/NeuroEvolution-CTRNNs/Simulation_Results/2020-05-09_07-07-00/plot.png" calcext:value-type="string">
            <text:p>/home/chef/dev/projekte/NeuroEvolution-CTRNNs/Simulation_Results/2020-05-09_07-07-00/plot.png</text:p>
          </table:table-cell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table:number-columns-repeated="2" table:style-name="ce4" office:value-type="boolean" office:boolean-value="false" calcext:value-type="boolean">
            <text:p>FALSCH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481.7982728353" calcext:value-type="float">
            <text:p>2481,7982728353</text:p>
          </table:table-cell>
          <table:table-cell office:value-type="float" office:value="2706.4345573875" calcext:value-type="float">
            <text:p>2706,4345573875</text:p>
          </table:table-cell>
          <table:table-cell office:value-type="string" calcext:value-type="string">
            <text:p>2020-05-12_02-54-05</text:p>
          </table:table-cell>
          <table:table-cell office:value-type="string" calcext:value-type="string">
            <text:p>/home/chef/dev/projekte/NeuroEvolution-CTRNNs/Simulation_Results/2020-05-12_02-54-05/plot.png</text:p>
          </table:table-cell>
          <table:table-cell table:formula="of:=HYPERLINK([.E77])" office:value-type="string" office:string-value="/home/chef/dev/projekte/NeuroEvolution-CTRNNs/Simulation_Results/2020-05-12_02-54-05/plot.png" calcext:value-type="string">
            <text:p>/home/chef/dev/projekte/NeuroEvolution-CTRNNs/Simulation_Results/2020-05-12_02-54-05/plot.png</text:p>
          </table:table-cell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true" calcext:value-type="boolean">
            <text:p>WAHR</text:p>
          </table:table-cell>
          <table:table-cell table:number-columns-repeated="2" table:style-name="ce4" office:value-type="boolean" office:boolean-value="false" calcext:value-type="boolean">
            <text:p>FALSCH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430.41862792543" calcext:value-type="float">
            <text:p>2430,41862792543</text:p>
          </table:table-cell>
          <table:table-cell office:value-type="float" office:value="2735.97894554013" calcext:value-type="float">
            <text:p>2735,97894554013</text:p>
          </table:table-cell>
          <table:table-cell office:value-type="string" calcext:value-type="string">
            <text:p>2020-05-13_08-52-17</text:p>
          </table:table-cell>
          <table:table-cell office:value-type="string" calcext:value-type="string">
            <text:p>/home/chef/dev/projekte/NeuroEvolution-CTRNNs/Simulation_Results/2020-05-13_08-52-17/plot.png</text:p>
          </table:table-cell>
          <table:table-cell table:formula="of:=HYPERLINK([.E78])" office:value-type="string" office:string-value="/home/chef/dev/projekte/NeuroEvolution-CTRNNs/Simulation_Results/2020-05-13_08-52-17/plot.png" calcext:value-type="string">
            <text:p>/home/chef/dev/projekte/NeuroEvolution-CTRNNs/Simulation_Results/2020-05-13_08-52-17/plot.png</text:p>
          </table:table-cell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table:style-name="ce4" office:value-type="boolean" office:boolean-value="false" calcext:value-type="boolean">
            <text:p>FALSCH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994.17582450188" calcext:value-type="float">
            <text:p>1994,17582450188</text:p>
          </table:table-cell>
          <table:table-cell office:value-type="float" office:value="2746.3304712837" calcext:value-type="float">
            <text:p>2746,3304712837</text:p>
          </table:table-cell>
          <table:table-cell office:value-type="string" calcext:value-type="string">
            <text:p>2020-05-08_17-28-37</text:p>
          </table:table-cell>
          <table:table-cell office:value-type="string" calcext:value-type="string">
            <text:p>/home/chef/dev/projekte/NeuroEvolution-CTRNNs/Simulation_Results/2020-05-08_17-28-37/plot.png</text:p>
          </table:table-cell>
          <table:table-cell table:formula="of:=HYPERLINK([.E79])" office:value-type="string" office:string-value="/home/chef/dev/projekte/NeuroEvolution-CTRNNs/Simulation_Results/2020-05-08_17-28-37/plot.png" calcext:value-type="string">
            <text:p>/home/chef/dev/projekte/NeuroEvolution-CTRNNs/Simulation_Results/2020-05-08_17-28-37/plot.png</text:p>
          </table:table-cell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355.36055591592" calcext:value-type="float">
            <text:p>2355,36055591592</text:p>
          </table:table-cell>
          <table:table-cell office:value-type="float" office:value="2868.13849286823" calcext:value-type="float">
            <text:p>2868,13849286823</text:p>
          </table:table-cell>
          <table:table-cell office:value-type="string" calcext:value-type="string">
            <text:p>2020-05-09_17-40-01</text:p>
          </table:table-cell>
          <table:table-cell office:value-type="string" calcext:value-type="string">
            <text:p>/home/chef/dev/projekte/NeuroEvolution-CTRNNs/Simulation_Results/2020-05-09_17-40-01/plot.png</text:p>
          </table:table-cell>
          <table:table-cell table:formula="of:=HYPERLINK([.E80])" office:value-type="string" office:string-value="/home/chef/dev/projekte/NeuroEvolution-CTRNNs/Simulation_Results/2020-05-09_17-40-01/plot.png" calcext:value-type="string">
            <text:p>/home/chef/dev/projekte/NeuroEvolution-CTRNNs/Simulation_Results/2020-05-09_17-40-01/plot.png</text:p>
          </table:table-cell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table:style-name="ce4" office:value-type="boolean" office:boolean-value="false" calcext:value-type="boolean">
            <text:p>FALSCH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950.32942322198" calcext:value-type="float">
            <text:p>1950,32942322198</text:p>
          </table:table-cell>
          <table:table-cell office:value-type="float" office:value="2871.47378751123" calcext:value-type="float">
            <text:p>2871,47378751123</text:p>
          </table:table-cell>
          <table:table-cell office:value-type="string" calcext:value-type="string">
            <text:p>2020-05-08_01-56-53</text:p>
          </table:table-cell>
          <table:table-cell office:value-type="string" calcext:value-type="string">
            <text:p>/home/chef/dev/projekte/NeuroEvolution-CTRNNs/Simulation_Results/2020-05-08_01-56-53/plot.png</text:p>
          </table:table-cell>
          <table:table-cell table:formula="of:=HYPERLINK([.E81])" office:value-type="string" office:string-value="/home/chef/dev/projekte/NeuroEvolution-CTRNNs/Simulation_Results/2020-05-08_01-56-53/plot.png" calcext:value-type="string">
            <text:p>/home/chef/dev/projekte/NeuroEvolution-CTRNNs/Simulation_Results/2020-05-08_01-56-53/plot.png</text:p>
          </table:table-cell>
          <table:table-cell office:value-type="string" calcext:value-type="string">
            <text:p>Walker2d-v2</text:p>
          </table:table-cell>
          <table:table-cell office:value-type="string" calcext:value-type="string">
            <text:p>L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595.16478026894" calcext:value-type="float">
            <text:p>2595,16478026894</text:p>
          </table:table-cell>
          <table:table-cell office:value-type="float" office:value="3200.64801843841" calcext:value-type="float">
            <text:p>3200,64801843841</text:p>
          </table:table-cell>
          <table:table-cell office:value-type="string" calcext:value-type="string">
            <text:p>2020-05-12_23-22-29</text:p>
          </table:table-cell>
          <table:table-cell office:value-type="string" calcext:value-type="string">
            <text:p>/home/chef/dev/projekte/NeuroEvolution-CTRNNs/Simulation_Results/2020-05-12_23-22-29/plot.png</text:p>
          </table:table-cell>
          <table:table-cell table:formula="of:=HYPERLINK([.E82])" office:value-type="string" office:string-value="/home/chef/dev/projekte/NeuroEvolution-CTRNNs/Simulation_Results/2020-05-12_23-22-29/plot.png" calcext:value-type="string">
            <text:p>/home/chef/dev/projekte/NeuroEvolution-CTRNNs/Simulation_Results/2020-05-12_23-22-29/plot.png</text:p>
          </table:table-cell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table:style-name="ce4" office:value-type="boolean" office:boolean-value="false" calcext:value-type="boolean">
            <text:p>FALSCH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227.87947302823" calcext:value-type="float">
            <text:p>2227,87947302823</text:p>
          </table:table-cell>
          <table:table-cell office:value-type="float" office:value="3279.09142775708" calcext:value-type="float">
            <text:p>3279,09142775708</text:p>
          </table:table-cell>
          <table:table-cell office:value-type="string" calcext:value-type="string">
            <text:p>2020-05-08_19-23-03</text:p>
          </table:table-cell>
          <table:table-cell office:value-type="string" calcext:value-type="string">
            <text:p>/home/chef/dev/projekte/NeuroEvolution-CTRNNs/Simulation_Results/2020-05-08_19-23-03/plot.png</text:p>
          </table:table-cell>
          <table:table-cell table:formula="of:=HYPERLINK([.E83])" office:value-type="string" office:string-value="/home/chef/dev/projekte/NeuroEvolution-CTRNNs/Simulation_Results/2020-05-08_19-23-03/plot.png" calcext:value-type="string">
            <text:p>/home/chef/dev/projekte/NeuroEvolution-CTRNNs/Simulation_Results/2020-05-08_19-23-03/plot.png</text:p>
          </table:table-cell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number-columns-repeated="3" table:style-name="ce4" office:value-type="boolean" office:boolean-value="false" calcext:value-type="boolean">
            <text:p>FALSCH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642.46307303058" calcext:value-type="float">
            <text:p>2642,46307303058</text:p>
          </table:table-cell>
          <table:table-cell office:value-type="float" office:value="3468.78394921686" calcext:value-type="float">
            <text:p>3468,78394921686</text:p>
          </table:table-cell>
          <table:table-cell office:value-type="string" calcext:value-type="string">
            <text:p>2020-05-08_21-33-03</text:p>
          </table:table-cell>
          <table:table-cell office:value-type="string" calcext:value-type="string">
            <text:p>/home/chef/dev/projekte/NeuroEvolution-CTRNNs/Simulation_Results/2020-05-08_21-33-03/plot.png</text:p>
          </table:table-cell>
          <table:table-cell table:formula="of:=HYPERLINK([.E84])" office:value-type="string" office:string-value="/home/chef/dev/projekte/NeuroEvolution-CTRNNs/Simulation_Results/2020-05-08_21-33-03/plot.png" calcext:value-type="string">
            <text:p>/home/chef/dev/projekte/NeuroEvolution-CTRNNs/Simulation_Results/2020-05-08_21-33-03/plot.png</text:p>
          </table:table-cell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true" calcext:value-type="boolean">
            <text:p>WAHR</text:p>
          </table:table-cell>
          <table:table-cell table:number-columns-repeated="2" table:style-name="ce4" office:value-type="boolean" office:boolean-value="false" calcext:value-type="boolean">
            <text:p>FALSCH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661.09675593604" calcext:value-type="float">
            <text:p>2661,09675593604</text:p>
          </table:table-cell>
          <table:table-cell office:value-type="float" office:value="3549.47848329715" calcext:value-type="float">
            <text:p>3549,47848329715</text:p>
          </table:table-cell>
          <table:table-cell office:value-type="string" calcext:value-type="string">
            <text:p>2020-05-11_10-24-12</text:p>
          </table:table-cell>
          <table:table-cell office:value-type="string" calcext:value-type="string">
            <text:p>/home/chef/dev/projekte/NeuroEvolution-CTRNNs/Simulation_Results/2020-05-11_10-24-12/plot.png</text:p>
          </table:table-cell>
          <table:table-cell table:formula="of:=HYPERLINK([.E85])" office:value-type="string" office:string-value="/home/chef/dev/projekte/NeuroEvolution-CTRNNs/Simulation_Results/2020-05-11_10-24-12/plot.png" calcext:value-type="string">
            <text:p>/home/chef/dev/projekte/NeuroEvolution-CTRNNs/Simulation_Results/2020-05-11_10-24-12/plot.png</text:p>
          </table:table-cell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true" calcext:value-type="boolean">
            <text:p>WAHR</text:p>
          </table:table-cell>
          <table:table-cell table:number-columns-repeated="2" table:style-name="ce4" office:value-type="boolean" office:boolean-value="false" calcext:value-type="boolean">
            <text:p>FALSCH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820.44798350631" calcext:value-type="float">
            <text:p>2820,44798350631</text:p>
          </table:table-cell>
          <table:table-cell office:value-type="float" office:value="3602.51987117528" calcext:value-type="float">
            <text:p>3602,51987117528</text:p>
          </table:table-cell>
          <table:table-cell office:value-type="string" calcext:value-type="string">
            <text:p>2020-05-10_07-28-23</text:p>
          </table:table-cell>
          <table:table-cell office:value-type="string" calcext:value-type="string">
            <text:p>/home/chef/dev/projekte/NeuroEvolution-CTRNNs/Simulation_Results/2020-05-10_07-28-23/plot.png</text:p>
          </table:table-cell>
          <table:table-cell table:formula="of:=HYPERLINK([.E86])" office:value-type="string" office:string-value="/home/chef/dev/projekte/NeuroEvolution-CTRNNs/Simulation_Results/2020-05-10_07-28-23/plot.png" calcext:value-type="string">
            <text:p>/home/chef/dev/projekte/NeuroEvolution-CTRNNs/Simulation_Results/2020-05-10_07-28-23/plot.png</text:p>
          </table:table-cell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3" table:style-name="ce4" office:value-type="boolean" office:boolean-value="true" calcext:value-type="boolean">
            <text:p>WAHR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954.78200837742" calcext:value-type="float">
            <text:p>2954,78200837742</text:p>
          </table:table-cell>
          <table:table-cell office:value-type="float" office:value="3608.78966161313" calcext:value-type="float">
            <text:p>3608,78966161313</text:p>
          </table:table-cell>
          <table:table-cell office:value-type="string" calcext:value-type="string">
            <text:p>2020-05-13_22-12-38</text:p>
          </table:table-cell>
          <table:table-cell office:value-type="string" calcext:value-type="string">
            <text:p>/home/chef/dev/projekte/NeuroEvolution-CTRNNs/Simulation_Results/2020-05-13_22-12-38/plot.png</text:p>
          </table:table-cell>
          <table:table-cell table:formula="of:=HYPERLINK([.E87])" office:value-type="string" office:string-value="/home/chef/dev/projekte/NeuroEvolution-CTRNNs/Simulation_Results/2020-05-13_22-12-38/plot.png" calcext:value-type="string">
            <text:p>/home/chef/dev/projekte/NeuroEvolution-CTRNNs/Simulation_Results/2020-05-13_22-12-38/plot.png</text:p>
          </table:table-cell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true" calcext:value-type="boolean">
            <text:p>WAHR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4" office:value-type="boolean" office:boolean-value="true" calcext:value-type="boolean">
            <text:p>WAHR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3001.93772768457" calcext:value-type="float">
            <text:p>3001,93772768457</text:p>
          </table:table-cell>
          <table:table-cell office:value-type="float" office:value="3615.96022357863" calcext:value-type="float">
            <text:p>3615,96022357863</text:p>
          </table:table-cell>
          <table:table-cell office:value-type="string" calcext:value-type="string">
            <text:p>2020-05-10_22-51-41</text:p>
          </table:table-cell>
          <table:table-cell office:value-type="string" calcext:value-type="string">
            <text:p>/home/chef/dev/projekte/NeuroEvolution-CTRNNs/Simulation_Results/2020-05-10_22-51-41/plot.png</text:p>
          </table:table-cell>
          <table:table-cell table:formula="of:=HYPERLINK([.E88])" office:value-type="string" office:string-value="/home/chef/dev/projekte/NeuroEvolution-CTRNNs/Simulation_Results/2020-05-10_22-51-41/plot.png" calcext:value-type="string">
            <text:p>/home/chef/dev/projekte/NeuroEvolution-CTRNNs/Simulation_Results/2020-05-10_22-51-41/plot.png</text:p>
          </table:table-cell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true" calcext:value-type="boolean">
            <text:p>WAHR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4" office:value-type="boolean" office:boolean-value="true" calcext:value-type="boolean">
            <text:p>WAHR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465.14016562296" calcext:value-type="float">
            <text:p>2465,14016562296</text:p>
          </table:table-cell>
          <table:table-cell office:value-type="float" office:value="3652.38413527124" calcext:value-type="float">
            <text:p>3652,38413527124</text:p>
          </table:table-cell>
          <table:table-cell office:value-type="string" calcext:value-type="string">
            <text:p>2020-05-14_06-49-56</text:p>
          </table:table-cell>
          <table:table-cell office:value-type="string" calcext:value-type="string">
            <text:p>/home/chef/dev/projekte/NeuroEvolution-CTRNNs/Simulation_Results/2020-05-14_06-49-56/plot.png</text:p>
          </table:table-cell>
          <table:table-cell table:formula="of:=HYPERLINK([.E89])" office:value-type="string" office:string-value="/home/chef/dev/projekte/NeuroEvolution-CTRNNs/Simulation_Results/2020-05-14_06-49-56/plot.png" calcext:value-type="string">
            <text:p>/home/chef/dev/projekte/NeuroEvolution-CTRNNs/Simulation_Results/2020-05-14_06-49-56/plot.png</text:p>
          </table:table-cell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table:style-name="ce4" office:value-type="boolean" office:boolean-value="false" calcext:value-type="boolean">
            <text:p>FALSCH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493.1246229279" calcext:value-type="float">
            <text:p>2493,1246229279</text:p>
          </table:table-cell>
          <table:table-cell office:value-type="float" office:value="3725.50627760588" calcext:value-type="float">
            <text:p>3725,50627760588</text:p>
          </table:table-cell>
          <table:table-cell office:value-type="string" calcext:value-type="string">
            <text:p>2020-05-12_17-08-01</text:p>
          </table:table-cell>
          <table:table-cell office:value-type="string" calcext:value-type="string">
            <text:p>/home/chef/dev/projekte/NeuroEvolution-CTRNNs/Simulation_Results/2020-05-12_17-08-01/plot.png</text:p>
          </table:table-cell>
          <table:table-cell table:formula="of:=HYPERLINK([.E90])" office:value-type="string" office:string-value="/home/chef/dev/projekte/NeuroEvolution-CTRNNs/Simulation_Results/2020-05-12_17-08-01/plot.png" calcext:value-type="string">
            <text:p>/home/chef/dev/projekte/NeuroEvolution-CTRNNs/Simulation_Results/2020-05-12_17-08-01/plot.png</text:p>
          </table:table-cell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true" calcext:value-type="boolean">
            <text:p>WAHR</text:p>
          </table:table-cell>
          <table:table-cell table:number-columns-repeated="2" table:style-name="ce4" office:value-type="boolean" office:boolean-value="false" calcext:value-type="boolean">
            <text:p>FALSCH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3182.14747667377" calcext:value-type="float">
            <text:p>3182,14747667377</text:p>
          </table:table-cell>
          <table:table-cell office:value-type="float" office:value="3797.46641045551" calcext:value-type="float">
            <text:p>3797,46641045551</text:p>
          </table:table-cell>
          <table:table-cell office:value-type="string" calcext:value-type="string">
            <text:p>2020-05-10_01-42-16</text:p>
          </table:table-cell>
          <table:table-cell office:value-type="string" calcext:value-type="string">
            <text:p>/home/chef/dev/projekte/NeuroEvolution-CTRNNs/Simulation_Results/2020-05-10_01-42-16/plot.png</text:p>
          </table:table-cell>
          <table:table-cell table:formula="of:=HYPERLINK([.E91])" office:value-type="string" office:string-value="/home/chef/dev/projekte/NeuroEvolution-CTRNNs/Simulation_Results/2020-05-10_01-42-16/plot.png" calcext:value-type="string">
            <text:p>/home/chef/dev/projekte/NeuroEvolution-CTRNNs/Simulation_Results/2020-05-10_01-42-16/plot.png</text:p>
          </table:table-cell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table:number-columns-repeated="3" table:style-name="ce4" office:value-type="boolean" office:boolean-value="true" calcext:value-type="boolean">
            <text:p>WAHR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3200.36348384737" calcext:value-type="float">
            <text:p>3200,36348384737</text:p>
          </table:table-cell>
          <table:table-cell office:value-type="float" office:value="3876.20728943136" calcext:value-type="float">
            <text:p>3876,20728943136</text:p>
          </table:table-cell>
          <table:table-cell office:value-type="string" calcext:value-type="string">
            <text:p>2020-05-12_21-47-39</text:p>
          </table:table-cell>
          <table:table-cell office:value-type="string" calcext:value-type="string">
            <text:p>/home/chef/dev/projekte/NeuroEvolution-CTRNNs/Simulation_Results/2020-05-12_21-47-39/plot.png</text:p>
          </table:table-cell>
          <table:table-cell table:formula="of:=HYPERLINK([.E92])" office:value-type="string" office:string-value="/home/chef/dev/projekte/NeuroEvolution-CTRNNs/Simulation_Results/2020-05-12_21-47-39/plot.png" calcext:value-type="string">
            <text:p>/home/chef/dev/projekte/NeuroEvolution-CTRNNs/Simulation_Results/2020-05-12_21-47-39/plot.png</text:p>
          </table:table-cell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number-columns-repeated="3" table:style-name="ce4" office:value-type="boolean" office:boolean-value="false" calcext:value-type="boolean">
            <text:p>FALSCH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957.50392724028" calcext:value-type="float">
            <text:p>2957,50392724028</text:p>
          </table:table-cell>
          <table:table-cell office:value-type="float" office:value="4436.94542302988" calcext:value-type="float">
            <text:p>4436,94542302988</text:p>
          </table:table-cell>
          <table:table-cell office:value-type="string" calcext:value-type="string">
            <text:p>2020-05-09_01-45-52</text:p>
          </table:table-cell>
          <table:table-cell office:value-type="string" calcext:value-type="string">
            <text:p>/home/chef/dev/projekte/NeuroEvolution-CTRNNs/Simulation_Results/2020-05-09_01-45-52/plot.png</text:p>
          </table:table-cell>
          <table:table-cell table:formula="of:=HYPERLINK([.E93])" office:value-type="string" office:string-value="/home/chef/dev/projekte/NeuroEvolution-CTRNNs/Simulation_Results/2020-05-09_01-45-52/plot.png" calcext:value-type="string">
            <text:p>/home/chef/dev/projekte/NeuroEvolution-CTRNNs/Simulation_Results/2020-05-09_01-45-52/plot.png</text:p>
          </table:table-cell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727.32674348656" calcext:value-type="float">
            <text:p>2727,32674348656</text:p>
          </table:table-cell>
          <table:table-cell office:value-type="float" office:value="4548.23835546019" calcext:value-type="float">
            <text:p>4548,23835546019</text:p>
          </table:table-cell>
          <table:table-cell office:value-type="string" calcext:value-type="string">
            <text:p>2020-05-10_09-24-07</text:p>
          </table:table-cell>
          <table:table-cell office:value-type="string" calcext:value-type="string">
            <text:p>/home/chef/dev/projekte/NeuroEvolution-CTRNNs/Simulation_Results/2020-05-10_09-24-07/plot.png</text:p>
          </table:table-cell>
          <table:table-cell table:formula="of:=HYPERLINK([.E94])" office:value-type="string" office:string-value="/home/chef/dev/projekte/NeuroEvolution-CTRNNs/Simulation_Results/2020-05-10_09-24-07/plot.png" calcext:value-type="string">
            <text:p>/home/chef/dev/projekte/NeuroEvolution-CTRNNs/Simulation_Results/2020-05-10_09-24-07/plot.png</text:p>
          </table:table-cell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3" table:style-name="ce4" office:value-type="boolean" office:boolean-value="true" calcext:value-type="boolean">
            <text:p>WAHR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3594.00662679911" calcext:value-type="float">
            <text:p>3594,00662679911</text:p>
          </table:table-cell>
          <table:table-cell office:value-type="float" office:value="4606.53046994091" calcext:value-type="float">
            <text:p>4606,53046994091</text:p>
          </table:table-cell>
          <table:table-cell office:value-type="string" calcext:value-type="string">
            <text:p>2020-05-10_17-24-51</text:p>
          </table:table-cell>
          <table:table-cell office:value-type="string" calcext:value-type="string">
            <text:p>/home/chef/dev/projekte/NeuroEvolution-CTRNNs/Simulation_Results/2020-05-10_17-24-51/plot.png</text:p>
          </table:table-cell>
          <table:table-cell table:formula="of:=HYPERLINK([.E95])" office:value-type="string" office:string-value="/home/chef/dev/projekte/NeuroEvolution-CTRNNs/Simulation_Results/2020-05-10_17-24-51/plot.png" calcext:value-type="string">
            <text:p>/home/chef/dev/projekte/NeuroEvolution-CTRNNs/Simulation_Results/2020-05-10_17-24-51/plot.png</text:p>
          </table:table-cell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true" calcext:value-type="boolean">
            <text:p>WAHR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4" office:value-type="boolean" office:boolean-value="true" calcext:value-type="boolean">
            <text:p>WAHR</text:p>
          </table:table-cell>
          <table:table-cell table:number-columns-repeated="1003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legacy.A1:legacy.V95">
          <table:sort>
            <table:sort-by table:field-number="6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5T14:38:54.620816587</dc:date>
    <meta:editing-duration>PT4M2S</meta:editing-duration>
    <meta:editing-cycles>1</meta:editing-cycles>
    <meta:generator>LibreOffice/6.4.3.2$Linux_X86_64 LibreOffice_project/40$Build-2</meta:generator>
    <meta:document-statistic meta:table-count="1" meta:cell-count="1709" meta:object-count="0"/>
  </office:meta>
</office:document-meta>
</file>